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1 Preface<text:tab/>9</text:p>
          <text:p text:style-name="P64">1.1 Dedication<text:tab/>9</text:p>
          <text:p text:style-name="P64">1.2 Acknowledgments<text:tab/>9</text:p>
          <text:p text:style-name="P64">1.3 Support Email List<text:tab/>9</text:p>
          <text:p text:style-name="P65">2 Introduction<text:tab/>10</text:p>
          <text:p text:style-name="P64">2.1 What Is A Super Scientific Calculator?<text:tab/>10</text:p>
          <text:p text:style-name="P64">2.2 What Is MathRider?<text:tab/>11</text:p>
          <text:p text:style-name="P64">2.3 What Inspired The Creation Of Mathrider?<text:tab/>12</text:p>
          <text:p text:style-name="P65">3 Downloading And Installing MathRider<text:tab/>14</text:p>
          <text:p text:style-name="P64">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4">3.2 Downloading And Extracting<text:tab/>15</text:p>
          <text:p text:style-name="P66">3.2.1 Extracting The Archive File For Windows Users<text:tab/>16</text:p>
          <text:p text:style-name="P66">3.2.2 Extracting The Archive File For Unix Users<text:tab/>16</text:p>
          <text:p text:style-name="P64">3.3 MathRider's Directory Structure And Execution Instructions<text:tab/>16</text:p>
          <text:p text:style-name="P66">3.3.1 Executing MathRider On Windows Systems<text:tab/>17</text:p>
          <text:p text:style-name="P66">3.3.2 Executing MathRider On Unix Systems<text:tab/>17</text:p>
          <text:p text:style-name="P67">3.3.2.1 MacOS X<text:tab/>17</text:p>
          <text:p text:style-name="P65">4 The Graphical User Interface<text:tab/>18</text:p>
          <text:p text:style-name="P64">4.1 Buffers And Text Areas<text:tab/>18</text:p>
          <text:p text:style-name="P64">4.2 The Gutter<text:tab/>18</text:p>
          <text:p text:style-name="P64">4.3 Menus<text:tab/>18</text:p>
          <text:p text:style-name="P66">4.3.1 File<text:tab/>19</text:p>
          <text:p text:style-name="P66">4.3.2 Edit<text:tab/>19</text:p>
          <text:p text:style-name="P66">4.3.3 Search<text:tab/>19</text:p>
          <text:p text:style-name="P66">4.3.4 Markers<text:tab/>20</text:p>
          <text:p text:style-name="P66">4.3.5 Folding<text:tab/>20</text:p>
          <text:p text:style-name="P66">4.3.6 View<text:tab/>20</text:p>
          <text:p text:style-name="P66">4.3.7 Utilities<text:tab/>20</text:p>
          <text:p text:style-name="P66">4.3.8 Macros<text:tab/>21</text:p>
          <text:p text:style-name="P66">4.3.9 Plugins<text:tab/>21</text:p>
          <text:p text:style-name="P66">4.3.10 Help<text:tab/>21</text:p>
          <text:p text:style-name="P64">4.4 The Toolbar<text:tab/>21</text:p>
          <text:p text:style-name="P65">5 MathRider's Plugin-Based Extension Mechanism<text:tab/>22</text:p>
          <text:p text:style-name="P64">5.1 What Is A Plugin?<text:tab/>22</text:p>
          <text:p text:style-name="P64"><text:soft-page-break/>5.2 Which Plugins Are Currently Included When MathRider Is Installed?<text:tab/>22</text:p>
          <text:p text:style-name="P64">5.3 What Kinds Of Plugins Are Possible?<text:tab/>23</text:p>
          <text:p text:style-name="P66">5.3.1 Plugins Based On Java Applets<text:tab/>23</text:p>
          <text:p text:style-name="P66">5.3.2 Plugins Based On Java Applications<text:tab/>23</text:p>
          <text:p text:style-name="P66">5.3.3 Plugins Which Talk To Native Applications<text:tab/>23</text:p>
          <text:p text:style-name="P65">6 Exploring The MathRider Application<text:tab/>24</text:p>
          <text:p text:style-name="P64">6.1 The Console<text:tab/>24</text:p>
          <text:p text:style-name="P64">6.2 MathPiper Program Files<text:tab/>24</text:p>
          <text:p text:style-name="P64">6.3 MathRider Worksheets<text:tab/>24</text:p>
          <text:p text:style-name="P64">6.4 Plugins<text:tab/>24</text:p>
          <text:p text:style-name="P65">7 MathPiper: A Computer Algebra System For Beginners<text:tab/>26</text:p>
          <text:p text:style-name="P64">7.1 Numeric Vs. Symbolic Computations<text:tab/>26</text:p>
          <text:p text:style-name="P66">7.1.1 Using The MathPiper Console As A Numeric (Scientific) Calculator<text:tab/>27</text:p>
          <text:p text:style-name="P67">7.1.1.1 Functions<text:tab/>28</text:p>
          <text:p text:style-name="P67">7.1.1.2 Accessing Previous Input And Results<text:tab/>29</text:p>
          <text:p text:style-name="P67">7.1.1.3 Syntax Errors<text:tab/>29</text:p>
          <text:p text:style-name="P66">7.1.2 Using The MathPiper Console As A Symbolic Calculator<text:tab/>30</text:p>
          <text:p text:style-name="P67">7.1.2.1 Variables<text:tab/>30</text:p>
          <text:p text:style-name="P65">8 The MathPiper Documentation Plugin<text:tab/>33</text:p>
          <text:p text:style-name="P64">8.1 Function List<text:tab/>33</text:p>
          <text:p text:style-name="P64">8.2 Mini Web Browser Interface<text:tab/>33</text:p>
          <text:p text:style-name="P65">9 Using MathRider As A Programmer's Text Editor<text:tab/>35</text:p>
          <text:p text:style-name="P64">9.1 Creating, Opening, And Saving Text Files<text:tab/>35</text:p>
          <text:p text:style-name="P64">9.2 Editing Files<text:tab/>35</text:p>
          <text:p text:style-name="P66">9.2.1 Rectangular Selection Mode<text:tab/>35</text:p>
          <text:p text:style-name="P64">9.3 File Modes<text:tab/>36</text:p>
          <text:p text:style-name="P64">9.4 Entering And Executing Stand Alone MathPiper Programs<text:tab/>36</text:p>
          <text:p text:style-name="P65">10 MathRider Worksheet Files<text:tab/>37</text:p>
          <text:p text:style-name="P64">10.1 Code Folds<text:tab/>37</text:p>
          <text:p text:style-name="P64">10.2 Fold Properties<text:tab/>38</text:p>
          <text:p text:style-name="P64">10.3 Currently Implemented Fold Types And Properties<text:tab/>39</text:p>
          <text:p text:style-name="P66">10.3.1 %geogebra &amp; %geogebra_xml.<text:tab/>39</text:p>
          <text:p text:style-name="P66">10.3.2 %hoteqn<text:tab/>42</text:p>
          <text:p text:style-name="P66">10.3.3 %mathpiper<text:tab/>44</text:p>
          <text:p text:style-name="P67">10.3.3.1 Plotting MathPiper Functions With GeoGebra<text:tab/>44</text:p>
          <text:p text:style-name="P67">10.3.3.2 Displaying MathPiper Expressions In Traditional Form With HotEqn<text:tab/>45</text:p>
          <text:p text:style-name="P66">10.3.4 %output<text:tab/>46</text:p>
          <text:p text:style-name="P66">10.3.5 %error<text:tab/>46</text:p>
          <text:p text:style-name="P66">10.3.6 %html<text:tab/>46</text:p>
          <text:p text:style-name="P66"><text:soft-page-break/>10.3.7 %beanshell<text:tab/>48</text:p>
          <text:p text:style-name="P64">10.4 Automatically Inserting Folds<text:tab/>48</text:p>
          <text:p text:style-name="P65">11 MathPiper Programming Fundamentals<text:tab/>49</text:p>
          <text:p text:style-name="P64">11.1 Values and Expressions<text:tab/>49</text:p>
          <text:p text:style-name="P64">11.2 Operators<text:tab/>49</text:p>
          <text:p text:style-name="P64">11.3 Operator Precedence<text:tab/>50</text:p>
          <text:p text:style-name="P64">11.4 Changing The Order Of Operations In An Expression<text:tab/>51</text:p>
          <text:p text:style-name="P64">11.5 Variables<text:tab/>52</text:p>
          <text:p text:style-name="P64">11.6 Functions &amp; Function Names<text:tab/>53</text:p>
          <text:p text:style-name="P64">11.7 Functions That Produce Side Effects<text:tab/>54</text:p>
          <text:p text:style-name="P66">11.7.1 The Echo() and Write() Functions<text:tab/>54</text:p>
          <text:p text:style-name="P67">11.7.1.1 Echo()<text:tab/>54</text:p>
          <text:p text:style-name="P67">11.7.1.2 Write()<text:tab/>56</text:p>
          <text:p text:style-name="P64">11.8 Expressions Are Separated By Semicolons<text:tab/>57</text:p>
          <text:p text:style-name="P64">11.9 Strings<text:tab/>58</text:p>
          <text:p text:style-name="P64">11.10 Comments<text:tab/>59</text:p>
          <text:p text:style-name="P64">11.11 Conditional Operators<text:tab/>60</text:p>
          <text:p text:style-name="P64">11.12 Making Decisions With The If() Function &amp; Predicate Expressions<text:tab/>63</text:p>
          <text:p text:style-name="P64">11.13 The And(), Or(), &amp; Not() Boolean Functions &amp; Infix Notation<text:tab/>65</text:p>
          <text:p text:style-name="P66">11.13.1 And()<text:tab/>65</text:p>
          <text:p text:style-name="P66">11.13.2 Or()<text:tab/>66</text:p>
          <text:p text:style-name="P66">11.13.3 Not() &amp; Prefix Notation<text:tab/>68</text:p>
          <text:p text:style-name="P64">11.14 The While() Looping Function &amp; Bodied Notation<text:tab/>69</text:p>
          <text:p text:style-name="P64">11.15 Long-Running Loops, Infinite Loops, &amp; Interrupting Execution<text:tab/>73</text:p>
          <text:p text:style-name="P64">11.16 Predicate Functions<text:tab/>74</text:p>
          <text:p text:style-name="P64">11.17 Lists: Values That Hold Sequences Of Expressions<text:tab/>75</text:p>
          <text:p text:style-name="P66">11.17.1 Using While() Loops With Lists <text:tab/>76</text:p>
          <text:p text:style-name="P66">11.17.2 The ForEach() Looping Function<text:tab/>78</text:p>
          <text:p text:style-name="P66">11.17.3 Functions &amp; Operators Which Loop Internally To Process Lists<text:tab/>79</text:p>
          <text:p text:style-name="P67">11.17.3.1 TableForm()<text:tab/>79</text:p>
          <text:p text:style-name="P67">11.17.3.2 The .. Range Operator<text:tab/>79</text:p>
          <text:p text:style-name="P67">11.17.3.3 Contains()<text:tab/>80</text:p>
          <text:p text:style-name="P67">11.17.3.4 Find()<text:tab/>80</text:p>
          <text:p text:style-name="P67">11.17.3.5 Count()<text:tab/>81</text:p>
          <text:p text:style-name="P67">11.17.3.6 Select()<text:tab/>81</text:p>
          <text:p text:style-name="P67">11.17.3.7 The Nth() Function &amp; The [] Operator<text:tab/>82</text:p>
          <text:p text:style-name="P67">11.17.3.8 Append() &amp; Nondestructive List Operations<text:tab/>82</text:p>
          <text:p text:style-name="P67">11.17.3.9 The : Prepend Operator<text:tab/>83</text:p>
          <text:p text:style-name="P67">11.17.3.10 Concat()<text:tab/>83</text:p>
          <text:p text:style-name="P67">11.17.3.11 Insert(), Delete(), &amp; Replace()<text:tab/>84</text:p>
          <text:p text:style-name="P67">11.17.3.12 Take() <text:tab/>84</text:p>
          <text:p text:style-name="P67">11.17.3.13 Drop()<text:tab/>85</text:p>
          <text:p text:style-name="P67"><text:soft-page-break/>11.17.3.14 FillList()<text:tab/>86</text:p>
          <text:p text:style-name="P67">11.17.3.15 RemoveDuplicates()<text:tab/>86</text:p>
          <text:p text:style-name="P67">11.17.3.16 Reverse()<text:tab/>86</text:p>
          <text:p text:style-name="P67">11.17.3.17 Partition()<text:tab/>87</text:p>
          <text:p text:style-name="P64">11.18 Functions That Work With Integers<text:tab/>87</text:p>
          <text:p text:style-name="P66">11.18.1 RandomIntegerVector()<text:tab/>87</text:p>
          <text:p text:style-name="P66">11.18.2 Max() &amp; Min()<text:tab/>88</text:p>
          <text:p text:style-name="P66">11.18.3 Div() &amp; Mod()<text:tab/>89</text:p>
          <text:p text:style-name="P66">11.18.4 Gcd()<text:tab/>89</text:p>
          <text:p text:style-name="P66">11.18.5 Lcm()<text:tab/>90</text:p>
          <text:p text:style-name="P66">11.18.6 Add()<text:tab/>90</text:p>
          <text:p text:style-name="P66">11.18.7 Factorize()<text:tab/>91</text:p>
          <text:p text:style-name="P64">11.19 User Defined Functions<text:tab/>91</text:p>
          <text:p text:style-name="P66">11.19.1 Global Variables, Local Variables, &amp; Local()<text:tab/>93</text:p>
          <text:p text:style-name="P64">11.20 Applying Functions To List Members<text:tab/>94</text:p>
          <text:p text:style-name="P66">11.20.1 Table() <text:tab/>94</text:p>
          <text:p text:style-name="P65">12 Miscellaneous Topics<text:tab/>96</text:p>
          <text:p text:style-name="P64">12.1 Errors<text:tab/>96</text:p>
          <text:p text:style-name="P64">12.2 Style Guide For Expressions<text:tab/>96</text:p>
          <text:p text:style-name="P64">12.3 Built-in Constants<text:tab/>96</text:p>
          <text:p text:style-name="P64">12.4 Roots<text:tab/>96</text:p>
          <text:p text:style-name="P64">12.5 Symbolic Expressions &amp; Simplify()<text:tab/>97</text:p>
          <text:p text:style-name="P66">12.5.1 Expanding And Factoring<text:tab/>97</text:p>
          <text:p text:style-name="P66">12.5.2 Miscellaneous Symbolic Expression Examples<text:tab/>98</text:p>
          <text:p text:style-name="P64">12.6 Symbolic Equations and The solve() Function<text:tab/>98</text:p>
          <text:p text:style-name="P64">12.7 Finding Roots Graphically And Numerically With The find_root() Method<text:tab/>99</text:p>
          <text:p text:style-name="P64">12.8 Displaying Mathematical Objects In Traditional Form<text:tab/>100</text:p>
          <text:p text:style-name="P64">12.9 LaTeX Is Used To Display Objects In Traditional Mathematics Form<text:tab/>100</text:p>
          <text:p text:style-name="P64">12.10 Sets<text:tab/>101</text:p>
          <text:p text:style-name="P65">13 2D Plotting<text:tab/>103</text:p>
          <text:p text:style-name="P65">14 High School Math Problems (most of the problems are still in development)<text:tab/>104</text:p>
          <text:p text:style-name="P64">14.1 Pre-Algebra<text:tab/>104</text:p>
          <text:p text:style-name="P66">14.1.1 Equations<text:tab/>104</text:p>
          <text:p text:style-name="P66">14.1.2 Expressions<text:tab/>104</text:p>
          <text:p text:style-name="P66">14.1.3 Geometry<text:tab/>104</text:p>
          <text:p text:style-name="P66">14.1.4 Inequalities<text:tab/>104</text:p>
          <text:p text:style-name="P66">14.1.5 Linear Functions<text:tab/>104</text:p>
          <text:p text:style-name="P66">14.1.6 Measurement<text:tab/>104</text:p>
          <text:p text:style-name="P66">14.1.7 Nonlinear Functions<text:tab/>105</text:p>
          <text:p text:style-name="P66"><text:soft-page-break/>14.1.8 Number Sense And Operations<text:tab/>105</text:p>
          <text:p text:style-name="P67">14.1.8.1 Express an integer fraction in lowest terms<text:tab/>105</text:p>
          <text:p text:style-name="P66">14.1.9 Polynomial Functions<text:tab/>106</text:p>
          <text:p text:style-name="P64">14.2 Algebra<text:tab/>106</text:p>
          <text:p text:style-name="P66">14.2.1 Absolute Value Functions<text:tab/>106</text:p>
          <text:p text:style-name="P66">14.2.2 Complex Numbers<text:tab/>106</text:p>
          <text:p text:style-name="P66">14.2.3 Composite Functions<text:tab/>106</text:p>
          <text:p text:style-name="P66">14.2.4 Conics<text:tab/>106</text:p>
          <text:p text:style-name="P66">14.2.5 Data Analysis<text:tab/>107</text:p>
          <text:p text:style-name="P66">14.2.6 Discrete Mathematics <text:tab/>107</text:p>
          <text:p text:style-name="P66">14.2.7 Equations<text:tab/>107</text:p>
          <text:p text:style-name="P67">14.2.7.1 Express a symbolic fraction in lowest terms<text:tab/>107</text:p>
          <text:p text:style-name="P67">14.2.7.2 Determine the product of two symbolic fractions<text:tab/>109</text:p>
          <text:p text:style-name="P67">14.2.7.3 Solve a linear equation for x<text:tab/>109</text:p>
          <text:p text:style-name="P67">14.2.7.4 Solve a linear equation which has fractions<text:tab/>110</text:p>
          <text:p text:style-name="P66">14.2.8 Exponential Functions<text:tab/>112</text:p>
          <text:p text:style-name="P66">14.2.9 Exponents<text:tab/>112</text:p>
          <text:p text:style-name="P66">14.2.10 Expressions<text:tab/>112</text:p>
          <text:p text:style-name="P66">14.2.11 Inequalities<text:tab/>112</text:p>
          <text:p text:style-name="P66">14.2.12 Inverse Functions<text:tab/>112</text:p>
          <text:p text:style-name="P66">14.2.13 Linear Equations And Functions<text:tab/>112</text:p>
          <text:p text:style-name="P66">14.2.14 Linear Programming<text:tab/>112</text:p>
          <text:p text:style-name="P66">14.2.15 Logarithmic Functions<text:tab/>113</text:p>
          <text:p text:style-name="P66">14.2.16 Logistic Functions<text:tab/>113</text:p>
          <text:p text:style-name="P66">14.2.17 Matrices<text:tab/>113</text:p>
          <text:p text:style-name="P66">14.2.18 Parametric Equations<text:tab/>113</text:p>
          <text:p text:style-name="P66">14.2.19 Piecewise Functions<text:tab/>113</text:p>
          <text:p text:style-name="P66">14.2.20 Polynomial Functions<text:tab/>113</text:p>
          <text:p text:style-name="P66">14.2.21 Power Functions<text:tab/>113</text:p>
          <text:p text:style-name="P66">14.2.22 Quadratic Functions<text:tab/>114</text:p>
          <text:p text:style-name="P66">14.2.23 Radical Functions<text:tab/>114</text:p>
          <text:p text:style-name="P66">14.2.24 Rational Functions<text:tab/>114</text:p>
          <text:p text:style-name="P66">14.2.25 Sequences<text:tab/>114</text:p>
          <text:p text:style-name="P66">14.2.26 Series<text:tab/>114</text:p>
          <text:p text:style-name="P66">14.2.27 Systems of Equations<text:tab/>114</text:p>
          <text:p text:style-name="P66">14.2.28 Transformations<text:tab/>114</text:p>
          <text:p text:style-name="P66">14.2.29 Trigonometric Functions<text:tab/>114</text:p>
          <text:p text:style-name="P64">14.3 Precalculus And Trigonometry<text:tab/>115</text:p>
          <text:p text:style-name="P66">14.3.1 Binomial Theorem<text:tab/>115</text:p>
          <text:p text:style-name="P66">14.3.2 Complex Numbers<text:tab/>115</text:p>
          <text:p text:style-name="P66">14.3.3 Composite Functions<text:tab/>115</text:p>
          <text:p text:style-name="P66">14.3.4 Conics<text:tab/>115</text:p>
          <text:p text:style-name="P66"><text:soft-page-break/>14.3.5 Data Analysis<text:tab/>115</text:p>
          <text:p text:style-name="P66">14.3.6 Discrete Mathematics<text:tab/>115</text:p>
          <text:p text:style-name="P66">14.3.7 Equations<text:tab/>115</text:p>
          <text:p text:style-name="P66">14.3.8 Exponential Functions<text:tab/>116</text:p>
          <text:p text:style-name="P66">14.3.9 Inverse Functions<text:tab/>116</text:p>
          <text:p text:style-name="P66">14.3.10 Logarithmic Functions<text:tab/>116</text:p>
          <text:p text:style-name="P66">14.3.11 Logistic Functions<text:tab/>116</text:p>
          <text:p text:style-name="P66">14.3.12 Matrices And Matrix Algebra<text:tab/>116</text:p>
          <text:p text:style-name="P66">14.3.13 Mathematical Analysis<text:tab/>116</text:p>
          <text:p text:style-name="P66">14.3.14 Parametric Equations<text:tab/>116</text:p>
          <text:p text:style-name="P66">14.3.15 Piecewise Functions<text:tab/>117</text:p>
          <text:p text:style-name="P66">14.3.16 Polar Equations<text:tab/>117</text:p>
          <text:p text:style-name="P66">14.3.17 Polynomial Functions<text:tab/>117</text:p>
          <text:p text:style-name="P66">14.3.18 Power Functions<text:tab/>117</text:p>
          <text:p text:style-name="P66">14.3.19 Quadratic Functions<text:tab/>117</text:p>
          <text:p text:style-name="P66">14.3.20 Radical Functions<text:tab/>117</text:p>
          <text:p text:style-name="P66">14.3.21 Rational Functions<text:tab/>117</text:p>
          <text:p text:style-name="P66">14.3.22 Real Numbers<text:tab/>117</text:p>
          <text:p text:style-name="P66">14.3.23 Sequences<text:tab/>118</text:p>
          <text:p text:style-name="P66">14.3.24 Series<text:tab/>118</text:p>
          <text:p text:style-name="P66">14.3.25 Sets<text:tab/>118</text:p>
          <text:p text:style-name="P66">14.3.26 Systems of Equations<text:tab/>118</text:p>
          <text:p text:style-name="P66">14.3.27 Transformations<text:tab/>118</text:p>
          <text:p text:style-name="P66">14.3.28 Trigonometric Functions<text:tab/>118</text:p>
          <text:p text:style-name="P66">14.3.29 Vectors<text:tab/>118</text:p>
          <text:p text:style-name="P64">14.4 Calculus<text:tab/>118</text:p>
          <text:p text:style-name="P66">14.4.1 Derivatives<text:tab/>119</text:p>
          <text:p text:style-name="P66">14.4.2 Integrals<text:tab/>119</text:p>
          <text:p text:style-name="P66">14.4.3 Limits<text:tab/>119</text:p>
          <text:p text:style-name="P66">14.4.4 Polynomial Approximations And Series<text:tab/>119</text:p>
          <text:p text:style-name="P64">14.5 Statistics<text:tab/>119</text:p>
          <text:p text:style-name="P66">14.5.1 Data Analysis<text:tab/>119</text:p>
          <text:p text:style-name="P66">14.5.2 Inferential Statistics<text:tab/>119</text:p>
          <text:p text:style-name="P66">14.5.3 Normal Distributions<text:tab/>119</text:p>
          <text:p text:style-name="P66">14.5.4 One Variable Analysis<text:tab/>120</text:p>
          <text:p text:style-name="P66">14.5.5 Probability And Simulation<text:tab/>120</text:p>
          <text:p text:style-name="P66">14.5.6 Two Variable Analysis<text:tab/>120</text:p>
          <text:p text:style-name="P65">15 High School Science Problems<text:tab/>121</text:p>
          <text:p text:style-name="P64">15.1 Physics<text:tab/>121</text:p>
          <text:p text:style-name="P66">15.1.1 Atomic Physics<text:tab/>121</text:p>
          <text:p text:style-name="P66">15.1.2 Circular Motion<text:tab/>121</text:p>
          <text:p text:style-name="P66">15.1.3 Dynamics<text:tab/>121</text:p>
          <text:p text:style-name="P66"><text:soft-page-break/>15.1.4 Electricity And Magnetism<text:tab/>121</text:p>
          <text:p text:style-name="P66">15.1.5 Fluids<text:tab/>121</text:p>
          <text:p text:style-name="P66">15.1.6 Kinematics<text:tab/>121</text:p>
          <text:p text:style-name="P66">15.1.7 Light<text:tab/>122</text:p>
          <text:p text:style-name="P66">15.1.8 Optics<text:tab/>122</text:p>
          <text:p text:style-name="P66">15.1.9 Relativity<text:tab/>122</text:p>
          <text:p text:style-name="P66">15.1.10 Rotational Motion<text:tab/>122</text:p>
          <text:p text:style-name="P66">15.1.11 Sound<text:tab/>122</text:p>
          <text:p text:style-name="P66">15.1.12 Waves<text:tab/>122</text:p>
          <text:p text:style-name="P66">15.1.13 Thermodynamics<text:tab/>122</text:p>
          <text:p text:style-name="P66">15.1.14 Work<text:tab/>122</text:p>
          <text:p text:style-name="P66">15.1.15 Energy<text:tab/>123</text:p>
          <text:p text:style-name="P66">15.1.16 Momentum<text:tab/>123</text:p>
          <text:p text:style-name="P66">15.1.17 Boiling<text:tab/>123</text:p>
          <text:p text:style-name="P66">15.1.18 Buoyancy<text:tab/>123</text:p>
          <text:p text:style-name="P66">15.1.19 Convection<text:tab/>123</text:p>
          <text:p text:style-name="P66">15.1.20 Density<text:tab/>123</text:p>
          <text:p text:style-name="P66">15.1.21 Diffusion<text:tab/>123</text:p>
          <text:p text:style-name="P66">15.1.22 Freezing<text:tab/>124</text:p>
          <text:p text:style-name="P66">15.1.23 Friction<text:tab/>124</text:p>
          <text:p text:style-name="P66">15.1.24 Heat Transfer<text:tab/>124</text:p>
          <text:p text:style-name="P66">15.1.25 Insulation<text:tab/>124</text:p>
          <text:p text:style-name="P66">15.1.26 Newton's Laws<text:tab/>124</text:p>
          <text:p text:style-name="P66">15.1.27 Pressure<text:tab/>124</text:p>
          <text:p text:style-name="P66">15.1.28 Pulleys<text:tab/>124</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42"><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Hello World!"</text:p>
      <text:p text:style-name="P43"><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8"><text:s/>1:</text:span><text:span text:style-name="T30">%mathpiper,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18">15:</text:span><text:span text:style-name="T21">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8"><text:s/>1:</text:span><text:span text:style-name="T30">%mathpiper,name="example_1",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oft-page-break/><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22">15:</text:span><text:span text:style-name="T26">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8"><text:s/>1:</text:span><text:span text:style-name="T30">%geogebra,clear="true"</text:span></text:p>
      <text:p text:style-name="P30"><text:s/>2:</text:p>
      <text:p text:style-name="P29"><text:span text:style-name="T18"><text:s/>3:</text:span><text:span text:style-name="T28">//Plot a function.</text:span></text:p>
      <text:p text:style-name="P29"><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9"><text:span text:style-name="T18"><text:s/>5:</text:span> <text:s text:c="3"/></text:p>
      <text:p text:style-name="P29"><text:span text:style-name="T18"><text:s/>6:</text:span><text:span text:style-name="T28">//Add a tangent line to the function.</text:span></text:p>
      <text:p text:style-name="P29"><text:span text:style-name="T18"><text:s/>7:</text:span>a <text:span text:style-name="T5">=</text:span> <text:span text:style-name="T8">2</text:span></text:p>
      <text:p text:style-name="P29"><text:span text:style-name="T18"><text:s/>8:</text:span><text:span text:style-name="T5">(</text:span><text:span text:style-name="T8">2</text:span>,<text:span text:style-name="T8">0</text:span><text:span text:style-name="T5">)</text:span></text:p>
      <text:p text:style-name="P29"><text:span text:style-name="T18"><text:s/>9:</text:span>t <text:span text:style-name="T5">=</text:span> Tangent[a, f]</text:p>
      <text:p text:style-name="P30">10:</text:p>
      <text:p text:style-name="P29"><text:span text:style-name="T18">11:</text:span><text:span text:style-name="T30">%/geogebra</text:span></text:p>
      <text:p text:style-name="P30">12:</text:p>
      <text:p text:style-name="P29"><text:span text:style-name="T18">13:</text:span> <text:s text:c="3"/><text:span text:style-name="T21">%output,preserve="false"</text:span></text:p>
      <text:p text:style-name="P29"><text:span text:style-name="T18">14:</text:span><text:span text:style-name="T21"> <text:s text:c="5"/>GeoGebra updated.</text:span></text:p>
      <text:p text:style-name="P29"><text:span text:style-name="T18">15:</text:span><text:span text:style-name="T21">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8"><text:s/>1:</text:span><text:span text:style-name="T30">%geogebra_xml,description="Obtained from .ggb file"</text:span></text:p>
      <text:p text:style-name="P32"><text:s/>2:</text:p>
      <text:p text:style-name="P31"><text:span text:style-name="T18"><text:s/>3:</text:span><text:span text:style-name="T17">&lt;?xml</text:span><text:span text:style-name="T16"> </text:span><text:span text:style-name="T17">version="1.0"</text:span><text:span text:style-name="T16"> </text:span><text:span text:style-name="T17">encoding="utf-8"?&gt;</text:span></text:p>
      <text:p text:style-name="P31"><text:span text:style-name="T18"><text:s/>4:</text:span><text:span text:style-name="T21">&lt;geogebra format=</text:span><text:span text:style-name="T20">"3.0"</text:span><text:span text:style-name="T21">&gt;</text:span></text:p>
      <text:p text:style-name="P31"><text:span text:style-name="T18"><text:s/>5:</text:span><text:span text:style-name="T21">&lt;gui&gt;</text:span></text:p>
      <text:p text:style-name="P31"><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1"><text:span text:style-name="T18"><text:s text:c="3"/></text:span><text:span text:style-name="T21"><text:s text:c="4"/>algebraInput=</text:span><text:span text:style-name="T20">"true"</text:span><text:span text:style-name="T21"> cmdList=</text:span><text:span text:style-name="T20">"true"</text:span><text:span text:style-name="T21">/&gt;</text:span></text:p>
      <text:p text:style-name="P31"><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1"><text:span text:style-name="T18"><text:s/>8:</text:span> <text:s text:c="3"/><text:span text:style-name="T21">&lt;font <text:s/>size=</text:span><text:span text:style-name="T20">"12"</text:span><text:span text:style-name="T21">/&gt;</text:span></text:p>
      <text:p text:style-name="P31"><text:span text:style-name="T18"><text:s/>9:</text:span><text:span text:style-name="T21">&lt;/gui&gt;</text:span></text:p>
      <text:p text:style-name="P31"><text:span text:style-name="T18">10:</text:span><text:span text:style-name="T21">&lt;euclidianView&gt;</text:span></text:p>
      <text:p text:style-name="P31"><text:span text:style-name="T18">11:</text:span> <text:s text:c="3"/><text:span text:style-name="T21">&lt;size <text:s/>width=</text:span><text:span text:style-name="T20">"540"</text:span><text:span text:style-name="T21"> height=</text:span><text:span text:style-name="T20">"553"</text:span><text:span text:style-name="T21">/&gt;</text:span></text:p>
      <text:p text:style-name="P31"><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1"><text:span text:style-name="T18"><text:s text:c="3"/></text:span><text:span text:style-name="T21"><text:s text:c="4"/>yscale=</text:span><text:span text:style-name="T20">"50.0"</text:span><text:span text:style-name="T21">/&gt;</text:span></text:p>
      <text:p text:style-name="P31"><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1"><text:span text:style-name="T18"><text:s text:c="3"/></text:span><text:span text:style-name="T21"><text:s text:c="4"/>pointStyle=</text:span><text:span text:style-name="T20">"0"</text:span><text:span text:style-name="T21"> rightAngleStyle=</text:span><text:span text:style-name="T20">"1"</text:span><text:span text:style-name="T21">/&gt;</text:span></text:p>
      <text:p text:style-name="P31"><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1"><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1"><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1"><text:span text:style-name="T18">17:</text:span> <text:s text:c="3"/><text:span text:style-name="T21">&lt;lineStyle axes=</text:span><text:span text:style-name="T20">"1"</text:span><text:span text:style-name="T21"> grid=</text:span><text:span text:style-name="T20">"10"</text:span><text:span text:style-name="T21">/&gt;</text:span></text:p>
      <text:p text:style-name="P31"><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20:</text:span> <text:s text:c="3"/><text:span text:style-name="T21">&lt;grid distX=</text:span><text:span text:style-name="T20">"0.5"</text:span><text:span text:style-name="T21"> distY=</text:span><text:span text:style-name="T20">"0.5"</text:span><text:span text:style-name="T21">/&gt;</text:span></text:p>
      <text:p text:style-name="P31"><text:span text:style-name="T18">21:</text:span><text:span text:style-name="T21">&lt;/euclidianView&gt;</text:span></text:p>
      <text:p text:style-name="P31"><text:span text:style-name="T18">22:</text:span><text:span text:style-name="T21">&lt;kernel&gt;</text:span></text:p>
      <text:p text:style-name="P31"><text:span text:style-name="T18">23:</text:span> <text:s text:c="3"/><text:span text:style-name="T21">&lt;continuous val=</text:span><text:span text:style-name="T20">"true"</text:span><text:span text:style-name="T21">/&gt;</text:span></text:p>
      <text:p text:style-name="P31"><text:span text:style-name="T18">24:</text:span> <text:s text:c="3"/><text:span text:style-name="T21">&lt;decimals val=</text:span><text:span text:style-name="T20">"2"</text:span><text:span text:style-name="T21">/&gt;</text:span></text:p>
      <text:p text:style-name="P31"><text:span text:style-name="T18">25:</text:span> <text:s text:c="3"/><text:span text:style-name="T21">&lt;angleUnit val=</text:span><text:span text:style-name="T20">"degree"</text:span><text:span text:style-name="T21">/&gt;</text:span></text:p>
      <text:p text:style-name="P31"><text:span text:style-name="T18">26:</text:span> <text:s text:c="3"/><text:span text:style-name="T21">&lt;coordStyle val=</text:span><text:span text:style-name="T20">"0"</text:span><text:span text:style-name="T21">/&gt;</text:span></text:p>
      <text:p text:style-name="P31"><text:span text:style-name="T18">27:</text:span><text:span text:style-name="T21">&lt;/kernel&gt;</text:span></text:p>
      <text:p text:style-name="P31"><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1"><text:span text:style-name="T18">29:</text:span><text:span text:style-name="T21">&lt;expression label =</text:span><text:span text:style-name="T20">"f"</text:span><text:span text:style-name="T21"> exp=</text:span><text:span text:style-name="T20">"f(x) = 2 sin(x)"</text:span><text:span text:style-name="T21">/&gt;</text:span></text:p>
      <text:p text:style-name="P31"><text:span text:style-name="T18">30:</text:span><text:span text:style-name="T21">&lt;element type=</text:span><text:span text:style-name="T20">"function"</text:span><text:span text:style-name="T21"> label=</text:span><text:span text:style-name="T20">"f"</text:span><text:span text:style-name="T21">&gt;</text:span></text:p>
      <text:p text:style-name="P31"><text:span text:style-name="T18">31:</text:span> <text:s text:c="3"/><text:span text:style-name="T21">&lt;show object=</text:span><text:span text:style-name="T20">"true"</text:span><text:span text:style-name="T21"> label=</text:span><text:span text:style-name="T20">"true"</text:span><text:span text:style-name="T21">/&gt;</text:span></text:p>
      <text:p text:style-name="P31"><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33:</text:span> <text:s text:c="3"/><text:span text:style-name="T21">&lt;labelMode val=</text:span><text:span text:style-name="T20">"0"</text:span><text:span text:style-name="T21">/&gt;</text:span></text:p>
      <text:p text:style-name="P31"><text:span text:style-name="T18">34:</text:span> <text:s text:c="3"/><text:span text:style-name="T21">&lt;animation step=</text:span><text:span text:style-name="T20">"0.1"</text:span><text:span text:style-name="T21">/&gt;</text:span></text:p>
      <text:p text:style-name="P31"><text:span text:style-name="T18">35:</text:span> <text:s text:c="3"/><text:span text:style-name="T21">&lt;fixed val=</text:span><text:span text:style-name="T20">"false"</text:span><text:span text:style-name="T21">/&gt;</text:span></text:p>
      <text:p text:style-name="P31"><text:span text:style-name="T18">36:</text:span> <text:s text:c="3"/><text:span text:style-name="T21">&lt;breakpoint val=</text:span><text:span text:style-name="T20">"false"</text:span><text:span text:style-name="T21">/&gt;</text:span></text:p>
      <text:p text:style-name="P31"><text:span text:style-name="T18">37:</text:span> <text:s text:c="3"/><text:span text:style-name="T21">&lt;lineStyle thickness=</text:span><text:span text:style-name="T20">"2"</text:span><text:span text:style-name="T21"> type=</text:span><text:span text:style-name="T20">"0"</text:span><text:span text:style-name="T21">/&gt;</text:span></text:p>
      <text:p text:style-name="P31"><text:span text:style-name="T18">38:</text:span><text:span text:style-name="T21">&lt;/element&gt;</text:span></text:p>
      <text:p text:style-name="P31"><text:span text:style-name="T18">39:</text:span><text:span text:style-name="T21">&lt;element type=</text:span><text:span text:style-name="T20">"numeric"</text:span><text:span text:style-name="T21"> label=</text:span><text:span text:style-name="T20">"a"</text:span><text:span text:style-name="T21">&gt;</text:span></text:p>
      <text:p text:style-name="P31"><text:span text:style-name="T18">40:</text:span> <text:s text:c="3"/><text:span text:style-name="T21">&lt;value val=</text:span><text:span text:style-name="T20">"2.0"</text:span><text:span text:style-name="T21">/&gt;</text:span></text:p>
      <text:p text:style-name="P31"><text:span text:style-name="T18">41:</text:span> <text:s text:c="3"/><text:span text:style-name="T21">&lt;show object=</text:span><text:span text:style-name="T20">"false"</text:span><text:span text:style-name="T21"> label=</text:span><text:span text:style-name="T20">"true"</text:span><text:span text:style-name="T21">/&gt;</text:span></text:p>
      <text:p text:style-name="P31"><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1"><text:span text:style-name="T18">43:</text:span> <text:s text:c="3"/><text:span text:style-name="T21">&lt;labelMode val=</text:span><text:span text:style-name="T20">"1"</text:span><text:span text:style-name="T21">/&gt;</text:span></text:p>
      <text:p text:style-name="P31"><text:span text:style-name="T18">44:</text:span> <text:s text:c="3"/><text:span text:style-name="T21">&lt;animation step=</text:span><text:span text:style-name="T20">"0.1"</text:span><text:span text:style-name="T21">/&gt;</text:span></text:p>
      <text:p text:style-name="P31"><text:span text:style-name="T18">45:</text:span> <text:s text:c="3"/><text:span text:style-name="T21">&lt;fixed val=</text:span><text:span text:style-name="T20">"false"</text:span><text:span text:style-name="T21">/&gt;</text:span></text:p>
      <text:p text:style-name="P31"><text:span text:style-name="T18">46:</text:span> <text:s text:c="3"/><text:span text:style-name="T21">&lt;breakpoint val=</text:span><text:span text:style-name="T20">"false"</text:span><text:span text:style-name="T21">/&gt;</text:span></text:p>
      <text:p text:style-name="P31"><text:span text:style-name="T18">47:</text:span><text:span text:style-name="T21">&lt;/element&gt;</text:span></text:p>
      <text:p text:style-name="P31"><text:span text:style-name="T18">48:</text:span><text:span text:style-name="T21">&lt;element type=</text:span><text:span text:style-name="T20">"point"</text:span><text:span text:style-name="T21"> label=</text:span><text:span text:style-name="T20">"A"</text:span><text:span text:style-name="T21">&gt;</text:span></text:p>
      <text:p text:style-name="P31"><text:span text:style-name="T18">49:</text:span> <text:s text:c="3"/><text:span text:style-name="T21">&lt;show object=</text:span><text:span text:style-name="T20">"true"</text:span><text:span text:style-name="T21"> label=</text:span><text:span text:style-name="T20">"true"</text:span><text:span text:style-name="T21">/&gt;</text:span></text:p>
      <text:p text:style-name="P31"><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51:</text:span> <text:s text:c="3"/><text:span text:style-name="T21">&lt;labelMode val=</text:span><text:span text:style-name="T20">"0"</text:span><text:span text:style-name="T21">/&gt;</text:span></text:p>
      <text:p text:style-name="P31"><text:span text:style-name="T18">52:</text:span> <text:s text:c="3"/><text:span text:style-name="T21">&lt;animation step=</text:span><text:span text:style-name="T20">"0.1"</text:span><text:span text:style-name="T21">/&gt;</text:span></text:p>
      <text:p text:style-name="P31"><text:span text:style-name="T18">53:</text:span> <text:s text:c="3"/><text:span text:style-name="T21">&lt;fixed val=</text:span><text:span text:style-name="T20">"false"</text:span><text:span text:style-name="T21">/&gt;</text:span></text:p>
      <text:p text:style-name="P31"><text:span text:style-name="T18">54:</text:span> <text:s text:c="3"/><text:span text:style-name="T21">&lt;breakpoint val=</text:span><text:span text:style-name="T20">"false"</text:span><text:span text:style-name="T21">/&gt;</text:span></text:p>
      <text:p text:style-name="P31"><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1"><text:span text:style-name="T18">56:</text:span> <text:s text:c="3"/><text:span text:style-name="T21">&lt;coordStyle style=</text:span><text:span text:style-name="T20">"cartesian"</text:span><text:span text:style-name="T21">/&gt;</text:span></text:p>
      <text:p text:style-name="P31"><text:span text:style-name="T18">57:</text:span> <text:s text:c="3"/><text:span text:style-name="T21">&lt;pointSize val=</text:span><text:span text:style-name="T20">"3"</text:span><text:span text:style-name="T21">/&gt;</text:span></text:p>
      <text:p text:style-name="P31"><text:span text:style-name="T18">58:</text:span><text:span text:style-name="T21">&lt;/element&gt;</text:span></text:p>
      <text:p text:style-name="P31"><text:span text:style-name="T18">59:</text:span><text:span text:style-name="T21">&lt;command name=</text:span><text:span text:style-name="T20">"Tangent"</text:span><text:span text:style-name="T21">&gt;</text:span></text:p>
      <text:p text:style-name="P31"><text:span text:style-name="T18">60:</text:span> <text:s text:c="3"/><text:span text:style-name="T21">&lt;input a0=</text:span><text:span text:style-name="T20">"a"</text:span><text:span text:style-name="T21"> a1=</text:span><text:span text:style-name="T20">"f"</text:span><text:span text:style-name="T21">/&gt;</text:span></text:p>
      <text:p text:style-name="P31"><text:span text:style-name="T18">61:</text:span> <text:s text:c="3"/><text:span text:style-name="T21">&lt;output a0=</text:span><text:span text:style-name="T20">"t"</text:span><text:span text:style-name="T21">/&gt;</text:span></text:p>
      <text:p text:style-name="P31"><text:span text:style-name="T18">62:</text:span><text:span text:style-name="T21">&lt;/command&gt;</text:span></text:p>
      <text:p text:style-name="P31"><text:span text:style-name="T18">63:</text:span><text:span text:style-name="T21">&lt;element type=</text:span><text:span text:style-name="T20">"line"</text:span><text:span text:style-name="T21"> label=</text:span><text:span text:style-name="T20">"t"</text:span><text:span text:style-name="T21">&gt;</text:span></text:p>
      <text:p text:style-name="P31"><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1"><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1"><text:span text:style-name="T18">66:</text:span> <text:s text:c="3"/><text:span text:style-name="T21">&lt;labelMode val=</text:span><text:span text:style-name="T20">"0"</text:span><text:span text:style-name="T21">/&gt;</text:span></text:p>
      <text:p text:style-name="P31"><text:span text:style-name="T18">67:</text:span> <text:s text:c="3"/><text:span text:style-name="T21">&lt;breakpoint val=</text:span><text:span text:style-name="T20">"false"</text:span><text:span text:style-name="T21">/&gt;</text:span></text:p>
      <text:p text:style-name="P31"><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1"><text:span text:style-name="T18">69:</text:span> <text:s text:c="3"/><text:span text:style-name="T21">&lt;lineStyle thickness=</text:span><text:span text:style-name="T20">"2"</text:span><text:span text:style-name="T21"> type=</text:span><text:span text:style-name="T20">"0"</text:span><text:span text:style-name="T21">/&gt;</text:span></text:p>
      <text:p text:style-name="P31"><text:span text:style-name="T18">70:</text:span> <text:s text:c="3"/><text:span text:style-name="T21">&lt;eqnStyle style=</text:span><text:span text:style-name="T20">"explicit"</text:span><text:span text:style-name="T21">/&gt;</text:span></text:p>
      <text:p text:style-name="P31"><text:span text:style-name="T18">71:</text:span><text:span text:style-name="T21">&lt;/element&gt;</text:span></text:p>
      <text:p text:style-name="P31"><text:span text:style-name="T18">72:</text:span><text:span text:style-name="T21">&lt;/construction&gt;</text:span></text:p>
      <text:p text:style-name="P31"><text:span text:style-name="T18">73:</text:span><text:span text:style-name="T21">&lt;/geogebra&gt;</text:span></text:p>
      <text:p text:style-name="P32">74:</text:p>
      <text:p text:style-name="P31"><text:span text:style-name="T18">75:</text:span><text:span text:style-name="T30">%/geogebra_xml</text:span></text:p>
      <text:p text:style-name="P32">76:</text:p>
      <text:p text:style-name="P31"><text:span text:style-name="T18">77:</text:span> <text:s text:c="3"/><text:span text:style-name="T21">%output,preserve="false"</text:span></text:p>
      <text:p text:style-name="P31"><text:span text:style-name="T18">78:</text:span><text:span text:style-name="T21"> <text:s text:c="5"/>GeoGebra updated.</text:span></text:p>
      <text:p text:style-name="P31"><text:span text:style-name="T18">79:</text:span><text:span text:style-name="T21">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8"><text:s/>1:</text:span><text:span text:style-name="T30">%hoteqn</text:span></text:p>
      <text:p text:style-name="P30"><text:s/>2:</text:p>
      <text:p text:style-name="P29"><text:span text:style-name="T18"><text:s/>3:</text:span><text:span text:style-name="T21">2</text:span><text:span text:style-name="T19">^{</text:span><text:span text:style-name="T24">3</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6"><text:span text:style-name="T22"><text:s/></text:span><text:span text:style-name="T18">9:</text:span><text:span text:style-name="T23">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8"><text:s/>1:</text:span><text:span text:style-name="T30">%hoteqn</text:span></text:p>
      <text:p text:style-name="P30"><text:s/>2:</text:p>
      <text:p text:style-name="P29"><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3"><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33"><text:span text:style-name="T18"><text:s/>5:</text:span><text:span text:style-name="T30">%/mathpiper</text:span></text:p>
      <text:p text:style-name="Preformatted_20_Text"/>
      <text:p text:style-name="Text_20_body">Executing this fold will produce the following output:</text:p>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30">%geogebra</text:span></text:p>
      <text:p text:style-name="P29"><text:span text:style-name="T18"><text:s/>8:</text:span> <text:s text:c="5"/><text:span text:style-name="T21">Result:</text:span> x<text:span text:style-name="T5">^</text:span><text:span text:style-name="T8">2</text:span></text:p>
      <text:p text:style-name="P33"><text:span text:style-name="T18"><text:s/>9:</text:span> <text:s text:c="3"/><text:span text:style-name="T30">%/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8"><text:s/>1:</text:span><text:span text:style-name="T30">%mathpiper,output="latex"</text:span></text:p>
      <text:p text:style-name="P30"><text:s/>2:</text:p>
      <text:p text:style-name="P29"><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30">%hoteqn</text:span></text:p>
      <text:p text:style-name="P29"><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9"><text:span text:style-name="T18"><text:s/>1:</text:span><text:span text:style-name="T21"> <text:s text:c="3"/></text:span><text:span text:style-name="T30">%/hoteqn</text:span></text:p>
      <text:p text:style-name="P30"><text:s/>2:</text:p>
      <text:p text:style-name="P29"><text:span text:style-name="T18"><text:s/>3:</text:span> <text:s text:c="7"/><text:span text:style-name="T21">%output,preserve="false"</text:span></text:p>
      <text:p text:style-name="P29"><text:span text:style-name="T18"><text:s/>4:</text:span><text:span text:style-name="T21"> <text:s text:c="9"/>HotEqn updated.</text:span></text:p>
      <text:p text:style-name="P29"><text:span text:style-name="T18"><text:s/>5:</text:span><text:span text:style-name="T21">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8"><text:s/>1:</text:span><text:span text:style-name="T30">%html,x_size="700",y_size="440"</text:span></text:p>
      <text:p text:style-name="P30"><text:s/>2:</text:p>
      <text:p text:style-name="P29"><text:span text:style-name="T18"><text:s/>3:</text:span><text:span text:style-name="T21">&lt;html&gt;</text:span></text:p>
      <text:p text:style-name="P29"><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9"><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9"><text:span text:style-name="T18"><text:s/>6:</text:span> <text:s text:c="7"/><text:span text:style-name="T21">&lt;tr&gt;</text:span></text:p>
      <text:p text:style-name="P29"><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9"><text:span text:style-name="T18"><text:s/>8:</text:span> <text:s text:c="11"/><text:span text:style-name="T21">&lt;th colspan</text:span><text:span text:style-name="T5">=</text:span><text:span text:style-name="T20">"6"</text:span><text:span text:style-name="T21">&gt;</text:span>where blue=cc<text:span text:style-name="T21">&lt;/th&gt;</text:span></text:p>
      <text:p text:style-name="P29"><text:span text:style-name="T18"><text:s/>9:</text:span> <text:s text:c="7"/><text:span text:style-name="T21">&lt;/tr&gt;</text:span></text:p>
      <text:p text:style-name="P29"><text:span text:style-name="T18">10:</text:span> <text:s text:c="7"/><text:span text:style-name="T21">&lt;tr&gt;</text:span></text:p>
      <text:p text:style-name="P29"><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9"><text:span text:style-name="T18">12:</text:span> <text:s text:c="11"/><text:span text:style-name="T21">&lt;th&gt;</text:span>ff<text:span text:style-name="T21">&lt;/th&gt;</text:span></text:p>
      <text:p text:style-name="P29"><text:span text:style-name="T18">13:</text:span> <text:s text:c="11"/><text:span text:style-name="T21">&lt;th bgcolor</text:span><text:span text:style-name="T5">=</text:span><text:span text:style-name="T20">"#ff00cc"</text:span><text:span text:style-name="T21">&gt;</text:span>ff00cc<text:span text:style-name="T21">&lt;/th&gt;</text:span></text:p>
      <text:p text:style-name="P29"><text:span text:style-name="T18">14:</text:span> <text:s text:c="11"/><text:span text:style-name="T21">&lt;th bgcolor</text:span><text:span text:style-name="T5">=</text:span><text:span text:style-name="T20">"#ff33cc"</text:span><text:span text:style-name="T21">&gt;</text:span>ff33cc<text:span text:style-name="T21">&lt;/th&gt;</text:span></text:p>
      <text:p text:style-name="P29"><text:span text:style-name="T18">15:</text:span> <text:s text:c="11"/><text:span text:style-name="T21">&lt;th bgcolor</text:span><text:span text:style-name="T5">=</text:span><text:span text:style-name="T20">"#ff66cc"</text:span><text:span text:style-name="T21">&gt;</text:span>ff66cc<text:span text:style-name="T21">&lt;/th&gt;</text:span></text:p>
      <text:p text:style-name="P29"><text:span text:style-name="T18">16:</text:span> <text:s text:c="11"/><text:span text:style-name="T21">&lt;th bgcolor</text:span><text:span text:style-name="T5">=</text:span><text:span text:style-name="T20">"#ff99cc"</text:span><text:span text:style-name="T21">&gt;</text:span>ff99cc<text:span text:style-name="T21">&lt;/th&gt;</text:span></text:p>
      <text:p text:style-name="P29"><text:span text:style-name="T18">17:</text:span> <text:s text:c="11"/><text:span text:style-name="T21">&lt;th bgcolor</text:span><text:span text:style-name="T5">=</text:span><text:span text:style-name="T20">"#ffcccc"</text:span><text:span text:style-name="T21">&gt;</text:span>ffcccc<text:span text:style-name="T21">&lt;/th&gt;</text:span></text:p>
      <text:p text:style-name="P29"><text:span text:style-name="T18">18:</text:span> <text:s text:c="11"/><text:span text:style-name="T21">&lt;th bgcolor</text:span><text:span text:style-name="T5">=</text:span><text:span text:style-name="T20">"#ffffcc"</text:span><text:span text:style-name="T21">&gt;</text:span>ffffcc<text:span text:style-name="T21">&lt;/th&gt;</text:span></text:p>
      <text:p text:style-name="P29"><text:span text:style-name="T18">19:</text:span> <text:s text:c="7"/><text:span text:style-name="T21">&lt;/tr&gt;</text:span></text:p>
      <text:p text:style-name="P29"><text:span text:style-name="T18">20:</text:span> <text:s text:c="7"/><text:span text:style-name="T21">&lt;tr&gt;</text:span></text:p>
      <text:p text:style-name="P29"><text:span text:style-name="T18">21:</text:span> <text:s text:c="11"/><text:span text:style-name="T21">&lt;th&gt;</text:span>cc<text:span text:style-name="T21">&lt;/th&gt;</text:span></text:p>
      <text:p text:style-name="P29"><text:span text:style-name="T18">22:</text:span> <text:s text:c="11"/><text:span text:style-name="T21">&lt;th bgcolor</text:span><text:span text:style-name="T5">=</text:span><text:span text:style-name="T20">"#cc00cc"</text:span><text:span text:style-name="T21">&gt;</text:span>cc00cc<text:span text:style-name="T21">&lt;/th&gt;</text:span></text:p>
      <text:p text:style-name="P29"><text:span text:style-name="T18">23:</text:span> <text:s text:c="11"/><text:span text:style-name="T21">&lt;th bgcolor</text:span><text:span text:style-name="T5">=</text:span><text:span text:style-name="T20">"#cc33cc"</text:span><text:span text:style-name="T21">&gt;</text:span>cc33cc<text:span text:style-name="T21">&lt;/th&gt;</text:span></text:p>
      <text:p text:style-name="P29"><text:span text:style-name="T18">24:</text:span> <text:s text:c="11"/><text:span text:style-name="T21">&lt;th bgcolor</text:span><text:span text:style-name="T5">=</text:span><text:span text:style-name="T20">"#cc66cc"</text:span><text:span text:style-name="T21">&gt;</text:span>cc66cc<text:span text:style-name="T21">&lt;/th&gt;</text:span></text:p>
      <text:p text:style-name="P29"><text:span text:style-name="T18">25:</text:span> <text:s text:c="11"/><text:span text:style-name="T21">&lt;th bgcolor</text:span><text:span text:style-name="T5">=</text:span><text:span text:style-name="T20">"#cc99cc"</text:span><text:span text:style-name="T21">&gt;</text:span>cc99cc<text:span text:style-name="T21">&lt;/th&gt;</text:span></text:p>
      <text:p text:style-name="P29"><text:span text:style-name="T18">26:</text:span> <text:s text:c="11"/><text:span text:style-name="T21">&lt;th bgcolor</text:span><text:span text:style-name="T5">=</text:span><text:span text:style-name="T20">"#cccccc"</text:span><text:span text:style-name="T21">&gt;</text:span>cccccc<text:span text:style-name="T21">&lt;/th&gt;</text:span></text:p>
      <text:p text:style-name="P29"><text:span text:style-name="T18">27:</text:span> <text:s text:c="11"/><text:span text:style-name="T21">&lt;th bgcolor</text:span><text:span text:style-name="T5">=</text:span><text:span text:style-name="T20">"#ccffcc"</text:span><text:span text:style-name="T21">&gt;</text:span>ccffcc<text:span text:style-name="T21">&lt;/th&gt;</text:span></text:p>
      <text:p text:style-name="P29"><text:span text:style-name="T18">28:</text:span> <text:s text:c="7"/><text:span text:style-name="T21">&lt;/tr&gt;</text:span></text:p>
      <text:p text:style-name="P29"><text:span text:style-name="T18">29:</text:span> <text:s text:c="7"/><text:span text:style-name="T21">&lt;tr&gt;</text:span></text:p>
      <text:p text:style-name="P29"><text:span text:style-name="T18">30:</text:span> <text:s text:c="11"/><text:span text:style-name="T21">&lt;th&gt;</text:span>99<text:span text:style-name="T21">&lt;/th&gt;</text:span></text:p>
      <text:p text:style-name="P29"><text:span text:style-name="T18">31:</text:span> <text:s text:c="11"/><text:span text:style-name="T21">&lt;th bgcolor</text:span><text:span text:style-name="T5">=</text:span><text:span text:style-name="T20">"#9900cc"</text:span><text:span text:style-name="T21">&gt;</text:span></text:p>
      <text:p text:style-name="P29"><text:span text:style-name="T18">32:</text:span> <text:s text:c="15"/><text:span text:style-name="T21">&lt;font color</text:span><text:span text:style-name="T5">=</text:span><text:span text:style-name="T20">"#ffffff"</text:span><text:span text:style-name="T21">&gt;</text:span>9900cc<text:span text:style-name="T21">&lt;/font&gt;</text:span></text:p>
      <text:p text:style-name="P29"><text:soft-page-break/><text:span text:style-name="T18">33:</text:span> <text:s text:c="11"/><text:span text:style-name="T21">&lt;/th&gt;</text:span></text:p>
      <text:p text:style-name="P29"><text:span text:style-name="T18">34:</text:span> <text:s text:c="11"/><text:span text:style-name="T21">&lt;th bgcolor</text:span><text:span text:style-name="T5">=</text:span><text:span text:style-name="T20">"#9933cc"</text:span><text:span text:style-name="T21">&gt;</text:span>9933cc<text:span text:style-name="T21">&lt;/th&gt;</text:span></text:p>
      <text:p text:style-name="P29"><text:span text:style-name="T18">35:</text:span> <text:s text:c="11"/><text:span text:style-name="T21">&lt;th bgcolor</text:span><text:span text:style-name="T5">=</text:span><text:span text:style-name="T20">"#9966cc"</text:span><text:span text:style-name="T21">&gt;</text:span>9966cc<text:span text:style-name="T21">&lt;/th&gt;</text:span></text:p>
      <text:p text:style-name="P29"><text:span text:style-name="T18">36:</text:span> <text:s text:c="11"/><text:span text:style-name="T21">&lt;th bgcolor</text:span><text:span text:style-name="T5">=</text:span><text:span text:style-name="T20">"#9999cc"</text:span><text:span text:style-name="T21">&gt;</text:span>9999cc<text:span text:style-name="T21">&lt;/th&gt;</text:span></text:p>
      <text:p text:style-name="P29"><text:span text:style-name="T18">37:</text:span> <text:s text:c="11"/><text:span text:style-name="T21">&lt;th bgcolor</text:span><text:span text:style-name="T5">=</text:span><text:span text:style-name="T20">"#99cccc"</text:span><text:span text:style-name="T21">&gt;</text:span>99cccc<text:span text:style-name="T21">&lt;/th&gt;</text:span></text:p>
      <text:p text:style-name="P29"><text:span text:style-name="T18">38:</text:span> <text:s text:c="11"/><text:span text:style-name="T21">&lt;th bgcolor</text:span><text:span text:style-name="T5">=</text:span><text:span text:style-name="T20">"#99ffcc"</text:span><text:span text:style-name="T21">&gt;</text:span>99ffcc<text:span text:style-name="T21">&lt;/th&gt;</text:span></text:p>
      <text:p text:style-name="P29"><text:span text:style-name="T18">39:</text:span> <text:s text:c="7"/><text:span text:style-name="T21">&lt;/tr&gt;</text:span></text:p>
      <text:p text:style-name="P29"><text:span text:style-name="T18">40:</text:span> <text:s text:c="7"/><text:span text:style-name="T21">&lt;tr&gt;</text:span></text:p>
      <text:p text:style-name="P29"><text:span text:style-name="T18">41:</text:span> <text:s text:c="11"/><text:span text:style-name="T21">&lt;th&gt;</text:span>66<text:span text:style-name="T21">&lt;/th&gt;</text:span></text:p>
      <text:p text:style-name="P29"><text:span text:style-name="T18">42:</text:span> <text:s text:c="11"/><text:span text:style-name="T21">&lt;th bgcolor</text:span><text:span text:style-name="T5">=</text:span><text:span text:style-name="T20">"#6600cc"</text:span><text:span text:style-name="T21">&gt;</text:span></text:p>
      <text:p text:style-name="P29"><text:span text:style-name="T18">43:</text:span> <text:s text:c="15"/><text:span text:style-name="T21">&lt;font color</text:span><text:span text:style-name="T5">=</text:span><text:span text:style-name="T20">"#ffffff"</text:span><text:span text:style-name="T21">&gt;</text:span>6600cc<text:span text:style-name="T21">&lt;/font&gt;</text:span></text:p>
      <text:p text:style-name="P29"><text:span text:style-name="T18">44:</text:span> <text:s text:c="11"/><text:span text:style-name="T21">&lt;/th&gt;</text:span></text:p>
      <text:p text:style-name="P29"><text:span text:style-name="T18">45:</text:span> <text:s text:c="11"/><text:span text:style-name="T21">&lt;th bgcolor</text:span><text:span text:style-name="T5">=</text:span><text:span text:style-name="T20">"#6633cc"</text:span><text:span text:style-name="T21">&gt;</text:span></text:p>
      <text:p text:style-name="P29"><text:span text:style-name="T18">46:</text:span> <text:s text:c="15"/><text:span text:style-name="T21">&lt;font color</text:span><text:span text:style-name="T5">=</text:span><text:span text:style-name="T20">"#FFFFFF"</text:span><text:span text:style-name="T21">&gt;</text:span>6633cc<text:span text:style-name="T21">&lt;/font&gt;</text:span></text:p>
      <text:p text:style-name="P29"><text:span text:style-name="T18">47:</text:span> <text:s text:c="11"/><text:span text:style-name="T21">&lt;/th&gt;</text:span></text:p>
      <text:p text:style-name="P29"><text:span text:style-name="T18">48:</text:span> <text:s text:c="11"/><text:span text:style-name="T21">&lt;th bgcolor</text:span><text:span text:style-name="T5">=</text:span><text:span text:style-name="T20">"#6666cc"</text:span><text:span text:style-name="T21">&gt;</text:span>6666cc<text:span text:style-name="T21">&lt;/th&gt;</text:span></text:p>
      <text:p text:style-name="P29"><text:span text:style-name="T18">49:</text:span> <text:s text:c="11"/><text:span text:style-name="T21">&lt;th bgcolor</text:span><text:span text:style-name="T5">=</text:span><text:span text:style-name="T20">"#6699cc"</text:span><text:span text:style-name="T21">&gt;</text:span>6699cc<text:span text:style-name="T21">&lt;/th&gt;</text:span></text:p>
      <text:p text:style-name="P29"><text:span text:style-name="T18">50:</text:span> <text:s text:c="11"/><text:span text:style-name="T21">&lt;th bgcolor</text:span><text:span text:style-name="T5">=</text:span><text:span text:style-name="T20">"#66cccc"</text:span><text:span text:style-name="T21">&gt;</text:span>66cccc<text:span text:style-name="T21">&lt;/th&gt;</text:span></text:p>
      <text:p text:style-name="P29"><text:span text:style-name="T18">51:</text:span> <text:s text:c="11"/><text:span text:style-name="T21">&lt;th bgcolor</text:span><text:span text:style-name="T5">=</text:span><text:span text:style-name="T20">"#66ffcc"</text:span><text:span text:style-name="T21">&gt;</text:span>66ffcc<text:span text:style-name="T21">&lt;/th&gt;</text:span></text:p>
      <text:p text:style-name="P29"><text:span text:style-name="T18">52:</text:span> <text:s text:c="7"/><text:span text:style-name="T21">&lt;/tr&gt;</text:span></text:p>
      <text:p text:style-name="P29"><text:span text:style-name="T18">53:</text:span> <text:s text:c="7"/><text:span text:style-name="T21">&lt;tr&gt;</text:span></text:p>
      <text:p text:style-name="P29"><text:span text:style-name="T18">54:</text:span> <text:s text:c="11"/><text:span text:style-name="T21">&lt;th colspan</text:span><text:span text:style-name="T5">=</text:span><text:span text:style-name="T20">"1"</text:span><text:span text:style-name="T21">&gt;&lt;/th&gt;</text:span></text:p>
      <text:p text:style-name="P29"><text:span text:style-name="T18">55:</text:span> <text:s text:c="11"/><text:span text:style-name="T21">&lt;th&gt;</text:span>00<text:span text:style-name="T21">&lt;/th&gt;</text:span></text:p>
      <text:p text:style-name="P29"><text:span text:style-name="T18">56:</text:span> <text:s text:c="11"/><text:span text:style-name="T21">&lt;th&gt;</text:span>33<text:span text:style-name="T21">&lt;/th&gt;</text:span></text:p>
      <text:p text:style-name="P29"><text:span text:style-name="T18">57:</text:span> <text:s text:c="11"/><text:span text:style-name="T21">&lt;th&gt;</text:span>66<text:span text:style-name="T21">&lt;/th&gt;</text:span></text:p>
      <text:p text:style-name="P29"><text:span text:style-name="T18">58:</text:span> <text:s text:c="11"/><text:span text:style-name="T21">&lt;th&gt;</text:span>99<text:span text:style-name="T21">&lt;/th&gt;</text:span></text:p>
      <text:p text:style-name="P29"><text:span text:style-name="T18">59:</text:span> <text:s text:c="11"/><text:span text:style-name="T21">&lt;th&gt;</text:span>cc<text:span text:style-name="T21">&lt;/th&gt;</text:span></text:p>
      <text:p text:style-name="P29"><text:span text:style-name="T18">60:</text:span> <text:s text:c="11"/><text:span text:style-name="T21">&lt;th&gt;</text:span>ff<text:span text:style-name="T21">&lt;/th&gt;</text:span></text:p>
      <text:p text:style-name="P29"><text:span text:style-name="T18">61:</text:span> <text:s text:c="7"/><text:span text:style-name="T21">&lt;/tr&gt;</text:span></text:p>
      <text:p text:style-name="P29"><text:span text:style-name="T18">62:</text:span> <text:s text:c="7"/><text:span text:style-name="T21">&lt;tr&gt;</text:span></text:p>
      <text:p text:style-name="P29"><text:span text:style-name="T18">63:</text:span> <text:s text:c="11"/><text:span text:style-name="T21">&lt;th colspan</text:span><text:span text:style-name="T5">=</text:span><text:span text:style-name="T20">"2"</text:span><text:span text:style-name="T21">&gt;&lt;/th&gt;</text:span></text:p>
      <text:p text:style-name="P29"><text:span text:style-name="T18">64:</text:span> <text:s text:c="11"/><text:span text:style-name="T21">&lt;th colspan</text:span><text:span text:style-name="T5">=</text:span><text:span text:style-name="T20">"4"</text:span><text:span text:style-name="T21">&gt;</text:span>where green=<text:span text:style-name="T21">&lt;/th&gt;</text:span></text:p>
      <text:p text:style-name="P29"><text:span text:style-name="T18">65:</text:span> <text:s text:c="7"/><text:span text:style-name="T21">&lt;/tr&gt;</text:span></text:p>
      <text:p text:style-name="P29"><text:span text:style-name="T18">66:</text:span> <text:s text:c="3"/><text:span text:style-name="T21">&lt;/table&gt;</text:span></text:p>
      <text:p text:style-name="P29"><text:span text:style-name="T18">67:</text:span><text:span text:style-name="T21">&lt;/html&gt;</text:span></text:p>
      <text:p text:style-name="P29"><text:span text:style-name="T18">68:</text:span> <text:s text:c="3"/></text:p>
      <text:p text:style-name="P29"><text:span text:style-name="T18">69:</text:span><text:span text:style-name="T30">%/html</text:span></text:p>
      <text:p text:style-name="P30">70:</text:p>
      <text:p text:style-name="P29"><text:span text:style-name="T18">71:</text:span> <text:s text:c="3"/><text:span text:style-name="T21">%output,preserve="false"</text:span></text:p>
      <text:p text:style-name="P29"><text:span text:style-name="T18">72:</text:span><text:span text:style-name="T21"> <text:s text:c="5"/></text:span></text:p>
      <text:p text:style-name="P29"><text:span text:style-name="T18">73:</text:span><text:span text:style-name="T21">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1">3</text:span> </text:p>
      <text:p text:style-name="Text_20_body">represents the number three, the value:</text:p>
      <text:p text:style-name="P57"><text:span text:style-name="T24">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5">8</text:span></text:p>
      <text:p text:style-name="P36">5 + <text:span text:style-name="T25">126</text:span><text:span text:style-name="T9">/</text:span>18 - 8</text:p>
      <text:p text:style-name="P36">5 <text:span text:style-name="T9">+</text:span> <text:span text:style-name="T25">7</text:span> - 8</text:p>
      <text:p text:style-name="P36"><text:span text:style-name="T25">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8"><text:s/>1:</text:span><text:span text:style-name="T30">%mathpiper</text:span></text:p>
      <text:p text:style-name="P30"><text:s/>2:</text:p>
      <text:p text:style-name="P29"><text:span text:style-name="T18"><text:s/>3:</text:span><text:span text:style-name="T19">Echo</text:span><text:span text:style-name="T5">(</text:span><text:span text:style-name="T8">1</text:span><text:span text:style-name="T5">)</text:span>;</text:p>
      <text:p text:style-name="P30"><text:s/>4:</text:p>
      <text:p text:style-name="P29"><text:span text:style-name="T18"><text:s/>5:</text:span><text:span text:style-name="T19">Echo</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1 </text:p>
      <text:p text:style-name="P29"><text:span text:style-name="T18">16:</text:span> <text:s text:c="5"/>3 </text:p>
      <text:p text:style-name="P29"><text:span text:style-name="T18">17:</text:span> <text:s text:c="5"/>6</text:p>
      <text:p text:style-name="P42"><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b <text:span text:style-name="T5">:=</text:span> <text:span text:style-name="T8">2</text:span>;</text:p>
      <text:p text:style-name="P29"><text:span text:style-name="T18"><text:s/>5:</text:span>c <text:span text:style-name="T5">:=</text:span> <text:span text:style-name="T8">3</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3</text:p>
      <text:p text:style-name="P41"><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text:span text:style-name="T19">Echo</text:span><text:span text:style-name="T5">(</text:span>a<text:span text:style-name="T5">)</text:span>;</text:p>
      <text:p text:style-name="P30"><text:s/>5:</text:p>
      <text:p text:style-name="P29"><text:span text:style-name="T18"><text:s/>6:</text:span>b <text:span text:style-name="T5">:=</text:span> <text:span text:style-name="T8">2</text:span>;</text:p>
      <text:p text:style-name="P29"><text:span text:style-name="T18"><text:s/>7:</text:span><text:span text:style-name="T19">Echo</text:span><text:span text:style-name="T5">(</text:span>b<text:span text:style-name="T5">)</text:span>;</text:p>
      <text:p text:style-name="P30"><text:s/>8:</text:p>
      <text:p text:style-name="P29"><text:span text:style-name="T18"><text:s/>9:</text:span>c <text:span text:style-name="T5">:=</text:span> <text:span text:style-name="T8">3</text:span>;</text:p>
      <text:p text:style-name="P29"><text:span text:style-name="T18">10:</text:span><text:span text:style-name="T19">Echo</text:span><text:span text:style-name="T5">(</text:span>c<text:span text:style-name="T5">)</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True</text:p>
      <text:p text:style-name="P29"><text:span text:style-name="T18">16:</text:span> <text:s text:c="5"/></text:p>
      <text:p text:style-name="P29"><text:span text:style-name="T18">17:</text:span> <text:s text:c="5"/><text:span text:style-name="T36">Side effects:</text:span></text:p>
      <text:p text:style-name="P29"><text:span text:style-name="T18">18:</text:span> <text:s text:c="5"/>1 </text:p>
      <text:p text:style-name="P29"><text:span text:style-name="T18">19:</text:span> <text:s text:c="5"/>2 </text:p>
      <text:p text:style-name="P29"><text:span text:style-name="T18">20:</text:span> <text:s text:c="5"/>3</text:p>
      <text:p text:style-name="P41"><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8"><text:s/>1:</text:span><text:span text:style-name="T30">%mathpiper</text:span></text:p>
      <text:p text:style-name="P30"><text:s/>2:</text:p>
      <text:p text:style-name="P29"><text:span text:style-name="T18"><text:s/>3:</text:span><text:span text:style-name="T19">Write</text:span><text:span text:style-name="T5">(</text:span><text:span text:style-name="T8">1</text:span><text:span text:style-name="T5">)</text:span>;</text:p>
      <text:p text:style-name="P30"><text:s/>4:</text:p>
      <text:p text:style-name="P29"><text:span text:style-name="T18"><text:s/>5:</text:span><text:span text:style-name="T19">Write</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oft-page-break/><text:span text:style-name="T18">14:</text:span> <text:s text:c="5"/><text:span text:style-name="T36">Side effects:</text:span></text:p>
      <text:p text:style-name="P29"><text:span text:style-name="T18">15:</text:span> <text:s text:c="5"/>1 3 6</text:p>
      <text:p text:style-name="P42"><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2"><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oft-page-break/><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1"><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8"><text:s/>1:</text:span><text:span text:style-name="T30">%mathpiper</text:span></text:p>
      <text:p text:style-name="P30"><text:s/>2:</text:p>
      <text:p text:style-name="P29"><text:span text:style-name="T18"><text:s/>3:</text:span><text:bookmark-start text:name="DDE_LINK3"/>a <text:span text:style-name="T5">:=</text:span> <text:span text:style-name="T20">"Hello, I am a string."</text:span>;<text:bookmark-end text:name="DDE_LINK3"/></text:p>
      <text:p text:style-name="P29"><text:span text:style-name="T18"><text:s/>4:</text:span><text:span text:style-name="T19">Echo</text:span><text:span text:style-name="T5">(</text:span>a<text:span text:style-name="T5">)</text:span>;</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21">%output,preserve="false"</text:span></text:p>
      <text:p text:style-name="P29"><text:span text:style-name="T18"><text:s/>9:</text:span> <text:s text:c="5"/><text:span text:style-name="T21">Result:</text:span> True</text:p>
      <text:p text:style-name="P29"><text:span text:style-name="T18">10:</text:span> <text:s text:c="5"/></text:p>
      <text:p text:style-name="P29"><text:span text:style-name="T18">11:</text:span> <text:s text:c="5"/><text:span text:style-name="T36">Side effects:</text:span></text:p>
      <text:p text:style-name="P29"><text:span text:style-name="T18">12:</text:span> <text:s text:c="5"/>Hello, I am a string.</text:p>
      <text:p text:style-name="P42"><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8"><text:s/>1:</text:span><text:span text:style-name="T30">%mathpiper</text:span></text:p>
      <text:p text:style-name="P29"><text:span text:style-name="T18"><text:s/>2:</text:span><text:span text:style-name="T28">//This is a comment.</text:span></text:p>
      <text:p text:style-name="P30"><text:s/>3:</text:p>
      <text:p text:style-name="P29"><text:span text:style-name="T18"><text:s/>4:</text:span>x <text:span text:style-name="T5">:=</text:span> <text:span text:style-name="T8">2</text:span>; <text:span text:style-name="T28">//Set the variable x equal to 2.</text:span></text:p>
      <text:p text:style-name="P30"><text:s/>5:</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2</text:p>
      <text:p text:style-name="P41"><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text:span></text:p>
      <text:p text:style-name="P29"><text:span text:style-name="T18"><text:s/>4:</text:span><text:span text:style-name="T27"> </text:span><text:span text:style-name="T28">This is a longer comment and it uses</text:span></text:p>
      <text:p text:style-name="P29"><text:span text:style-name="T18"><text:s/>5:</text:span><text:span text:style-name="T27"> </text:span><text:span text:style-name="T28">more than one line. The following</text:span></text:p>
      <text:p text:style-name="P29"><text:span text:style-name="T18"><text:s/>6:</text:span><text:span text:style-name="T27"> </text:span><text:span text:style-name="T28">code assigns the number 3 to variable</text:span></text:p>
      <text:p text:style-name="P29"><text:span text:style-name="T18"><text:s/>7:</text:span><text:span text:style-name="T27"> </text:span><text:span text:style-name="T28">x and then returns it as a result.</text:span></text:p>
      <text:p text:style-name="P29"><text:span text:style-name="T18"><text:s/>8:</text:span><text:span text:style-name="T28">*/</text:span></text:p>
      <text:p text:style-name="P30"><text:s/>9:</text:p>
      <text:p text:style-name="P29"><text:span text:style-name="T18">10:</text:span>x <text:span text:style-name="T5">:=</text:span> <text:span text:style-name="T8">3</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3</text:p>
      <text:p text:style-name="P42"><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2:</text:span><text:span text:style-name="T28">// Example 1.</text:span></text:p>
      <text:p text:style-name="P29"><text:span text:style-name="T18"><text:s/>3:</text:span>x <text:span text:style-name="T5">:=</text:span> <text:span text:style-name="T8">2</text:span>;</text:p>
      <text:p text:style-name="P29"><text:span text:style-name="T18"><text:s/>4:</text:span>y <text:span text:style-name="T5">:=</text:span> <text:span text:style-name="T8">3</text:span>; </text:p>
      <text:p text:style-name="P30"><text:s/>5:</text:p>
      <text:p text:style-name="P29"><text:span text:style-name="T18"><text:s/>6:</text:span><text:span text:style-name="T19">Echo</text:span><text:span text:style-name="T5">(</text:span>x, <text:span text:style-name="T20">"= "</text:span>, y, <text:span text:style-name="T20">":"</text:span>, x <text:span text:style-name="T5">=</text:span> y<text:span text:style-name="T5">)</text:span>;</text:p>
      <text:p text:style-name="P29"><text:span text:style-name="T18"><text:s/>7:</text:span><text:span text:style-name="T19">Echo</text:span><text:span text:style-name="T5">(</text:span>x, <text:span text:style-name="T20">"!= "</text:span>, y, <text:span text:style-name="T20">":"</text:span>, x <text:span text:style-name="T5">!=</text:span> y);</text:p>
      <text:p text:style-name="P29"><text:span text:style-name="T18"><text:s/>8:</text:span><text:span text:style-name="T19">Echo</text:span><text:span text:style-name="T5">(</text:span>x, <text:span text:style-name="T20">"&lt; "</text:span>, y, <text:span text:style-name="T20">":"</text:span>, x <text:span text:style-name="T5">&lt;</text:span> y);</text:p>
      <text:p text:style-name="P29"><text:span text:style-name="T18"><text:s/>9:</text:span><text:span text:style-name="T19">Echo</text:span><text:span text:style-name="T5">(</text:span>x, <text:span text:style-name="T20">"&lt;= "</text:span>, y, <text:span text:style-name="T20">":"</text:span>, x <text:span text:style-name="T5">&lt;=</text:span> y);</text:p>
      <text:p text:style-name="P29"><text:span text:style-name="T18">10:</text:span><text:span text:style-name="T19">Echo</text:span><text:span text:style-name="T5">(</text:span>x, <text:span text:style-name="T20">"&gt; "</text:span>, y, <text:span text:style-name="T20">":"</text:span>, x <text:span text:style-name="T5">&gt;</text:span> y);</text:p>
      <text:p text:style-name="P29"><text:span text:style-name="T18">11:</text:span><text:span text:style-name="T19">Echo</text:span><text:span text:style-name="T5">(</text:span>x, <text:span text:style-name="T20">"&gt;= "</text:span>, y, <text:span text:style-name="T20">":"</text:span>, x <text:span text:style-name="T5">&gt;=</text:span> y);</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2 = 3 :False </text:p>
      <text:p text:style-name="P29"><text:span text:style-name="T18">20:</text:span> <text:s text:c="5"/>2 != 3 :True </text:p>
      <text:p text:style-name="P29"><text:span text:style-name="T18">21:</text:span> <text:s text:c="5"/>2 &lt; 3 :True </text:p>
      <text:p text:style-name="P29"><text:span text:style-name="T18">22:</text:span> <text:s text:c="5"/>2 &lt;= 3 :True </text:p>
      <text:p text:style-name="P29"><text:span text:style-name="T18">23:</text:span> <text:s text:c="5"/>2 &gt; 3 :False </text:p>
      <text:p text:style-name="P29"><text:span text:style-name="T18">24:</text:span> <text:s text:c="5"/>2 &gt;= 3 :False</text:p>
      <text:p text:style-name="P42"><text:bookmark-start text:name="DDE_LINK4"/><text:span text:style-name="T18">25:</text:span> <text:s text:c="3"/><text:span text:style-name="T21">%/output</text:span><text:bookmark-end text:name="DDE_LINK4"/></text:p>
      <text:p text:style-name="Standard"><text:soft-page-break/></text:p>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7"> <text:s text:c="3"/></text:span><text:span text:style-name="T28">// Example 2.</text:span></text:p>
      <text:p text:style-name="P29"><text:span text:style-name="T18"><text:s/>4:</text:span><text:span text:style-name="T27"> <text:s text:c="3"/></text:span>x <text:span text:style-name="T5">:=</text:span> <text:span text:style-name="T8">2</text:span>;</text:p>
      <text:p text:style-name="P29"><text:span text:style-name="T18"><text:s/>5:</text:span><text:span text:style-name="T27"> <text:s text:c="3"/></text:span>y <text:span text:style-name="T5">:=</text:span> <text:span text:style-name="T8">2</text:span>; <text:s/></text:p>
      <text:p text:style-name="P30"><text:s/>6:</text:p>
      <text:p text:style-name="P29"><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9"><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2 = 2 :True </text:p>
      <text:p text:style-name="P29"><text:span text:style-name="T18">21:</text:span> <text:s text:c="5"/>2 != 2 :False </text:p>
      <text:p text:style-name="P29"><text:span text:style-name="T18">22:</text:span> <text:s text:c="5"/>2 &lt; 2 :False </text:p>
      <text:p text:style-name="P29"><text:span text:style-name="T18">23:</text:span> <text:s text:c="5"/>2 &lt;= 2 :True </text:p>
      <text:p text:style-name="P29"><text:span text:style-name="T18">24:</text:span> <text:s text:c="5"/>2 &gt; 2 :False </text:p>
      <text:p text:style-name="P29"><text:span text:style-name="T18">25:</text:span> <text:s text:c="5"/>2 &gt;= 2 :True</text:p>
      <text:p text:style-name="P42"><text:span text:style-name="T18">25:</text:span> <text:s text:c="3"/><text:span text:style-name="T21">%/output</text:spa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 Example 3.</text:span></text:p>
      <text:p text:style-name="P29"><text:span text:style-name="T18"><text:s/>4:</text:span>x <text:span text:style-name="T5">:=</text:span> <text:span text:style-name="T8">3</text:span>;</text:p>
      <text:p text:style-name="P29"><text:span text:style-name="T18"><text:s/>5:</text:span>y <text:span text:style-name="T5">:=</text:span> <text:span text:style-name="T8">2</text:span>; </text:p>
      <text:p text:style-name="P30"><text:s/>6:</text:p>
      <text:p text:style-name="P29"><text:span text:style-name="T18"><text:s/>7:</text:span><text:span text:style-name="T19">Echo</text:span><text:span text:style-name="T5">(</text:span>x, <text:span text:style-name="T20">"= "</text:span>, y, <text:span text:style-name="T20">":"</text:span>, x <text:span text:style-name="T5">=</text:span> y<text:span text:style-name="T5">)</text:span>;</text:p>
      <text:p text:style-name="P29"><text:span text:style-name="T18"><text:s/>8:</text:span><text:span text:style-name="T19">Echo</text:span><text:span text:style-name="T5">(</text:span>x, <text:span text:style-name="T20">"!= "</text:span>, y, <text:span text:style-name="T20">":"</text:span>, x <text:span text:style-name="T5">!=</text:span> y<text:span text:style-name="T5">)</text:span>;</text:p>
      <text:p text:style-name="P29"><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9"><text:span text:style-name="T18">10:</text:span><text:span text:style-name="T19">Echo</text:span><text:span text:style-name="T5">(</text:span>x, <text:span text:style-name="T20">"&lt;= "</text:span>, y, <text:span text:style-name="T20">":"</text:span>, x <text:span text:style-name="T5">&lt;=</text:span> y<text:span text:style-name="T5">)</text:span>;</text:p>
      <text:p text:style-name="P29"><text:span text:style-name="T18">11:</text:span><text:span text:style-name="T19">Echo</text:span><text:span text:style-name="T5">(</text:span>x, <text:span text:style-name="T20">"&gt; "</text:span>, y, <text:span text:style-name="T20">":"</text:span>, x <text:span text:style-name="T5">&gt;</text:span> y<text:span text:style-name="T5">)</text:span>;</text:p>
      <text:p text:style-name="P29"><text:span text:style-name="T18">12:</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3 = 2 :False </text:p>
      <text:p text:style-name="P29"><text:span text:style-name="T18">21:</text:span> <text:s text:c="5"/>3 != 2 :True </text:p>
      <text:p text:style-name="P29"><text:soft-page-break/><text:span text:style-name="T18">22:</text:span> <text:s text:c="5"/>3 &lt; 2 :False </text:p>
      <text:p text:style-name="P29"><text:span text:style-name="T18">23:</text:span> <text:s text:c="5"/>3 &lt;= 2 :False </text:p>
      <text:p text:style-name="P29"><text:span text:style-name="T18">24:</text:span> <text:s text:c="5"/>3 &gt; 2 :True </text:p>
      <text:p text:style-name="P29"><text:span text:style-name="T18">25:</text:span> <text:s text:c="5"/>3 &gt;= 2 :True</text:p>
      <text:p text:style-name="P41"><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6</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oft-page-break/><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6 is greater than 5.</text:p>
      <text:p text:style-name="P29"><text:span text:style-name="T18">16:</text:span> <text:s text:c="5"/>End of program.</text:p>
      <text:p text:style-name="P41"><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8"><text:s/>1:</text:span><text:span text:style-name="T30">%mathpiper</text:span></text:p>
      <text:p text:style-name="P30"><text:s/>2:</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End of program.</text:p>
      <text:p text:style-name="P41"><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30"><text:s/>6:</text:p>
      <text:p text:style-name="P29"><text:soft-page-break/><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4 is NOT greater than 5.</text:p>
      <text:p text:style-name="P29"><text:span text:style-name="T18">16:</text:span> <text:s text:c="5"/>End of program.</text:p>
      <text:p text:style-name="P42"><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9"><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9"><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30">10:</text:p>
      <text:p text:style-name="P29"><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False </text:p>
      <text:p text:style-name="P29"><text:span text:style-name="T18">20:</text:span> <text:s text:c="5"/>2: False </text:p>
      <text:p text:style-name="P29"><text:span text:style-name="T18">21:</text:span> <text:s text:c="5"/>3: False </text:p>
      <text:p text:style-name="P29"><text:span text:style-name="T18">22:</text:span> <text:s text:c="5"/>4: True </text:p>
      <text:p text:style-name="P29"><text:span text:style-name="T18">23:</text:span> <text:s text:c="5"/>These expressions are both true.</text:p>
      <text:p text:style-name="P42"><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oft-page-break/><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9"><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9"><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30">10:</text:p>
      <text:p text:style-name="P29"><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True </text:p>
      <text:p text:style-name="P29"><text:span text:style-name="T18">20:</text:span> <text:s text:c="5"/>2: True </text:p>
      <text:p text:style-name="P29"><text:span text:style-name="T18">21:</text:span> <text:s text:c="5"/>3: True </text:p>
      <text:p text:style-name="P29"><text:span text:style-name="T18">22:</text:span> <text:s text:c="5"/>4: False </text:p>
      <text:p text:style-name="P29"><text:span text:style-name="T18">23:</text:span> <text:s text:c="5"/>At least one of these expressions is true.</text:p>
      <text:p text:style-name="P41"><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30"><text:s/>4:</text:p>
      <text:p text:style-name="P29"><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True</text:p>
      <text:p text:style-name="P29"><text:span text:style-name="T18">11:</text:span> <text:s text:c="5"/></text:p>
      <text:p text:style-name="P29"><text:span text:style-name="T18">12:</text:span> <text:s text:c="5"/><text:span text:style-name="T36">Side effects:</text:span></text:p>
      <text:p text:style-name="P29"><text:span text:style-name="T18">13:</text:span> <text:s text:c="5"/>3 = 3 is True </text:p>
      <text:p text:style-name="P29"><text:span text:style-name="T18">14:</text:span> <text:s text:c="5"/>Not 3 = 3 is False</text:p>
      <text:p text:style-name="P41"><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8"><text:s/>1:</text:span><text:span text:style-name="T30">%mathpiper</text:span></text:p>
      <text:p text:style-name="P30"><text:s/>2:</text:p>
      <text:p text:style-name="P29"><text:span text:style-name="T18"><text:s/>3:</text:span><text:span text:style-name="T28">// This program prints the integers from 1 to 10.</text:span></text:p>
      <text:p text:style-name="P30"><text:s/>4:</text:p>
      <text:p text:style-name="P30"><text:s/>5:</text:p>
      <text:p text:style-name="P29"><text:span text:style-name="T18"><text:s/>6:</text:span><text:span text:style-name="T28">/*</text:span></text:p>
      <text:p text:style-name="P29"><text:span text:style-name="T18"><text:s/>7:</text:span><text:span text:style-name="T28"> <text:s text:c="3"/>Initialize the variable x to 1</text:span></text:p>
      <text:p text:style-name="P29"><text:span text:style-name="T18"><text:s/>8:</text:span><text:span text:style-name="T28"> <text:s text:c="3"/>outside of the While "loop".</text:span></text:p>
      <text:p text:style-name="P29"><text:span text:style-name="T18"><text:s/>9:</text:span><text:span text:style-name="T28">*/</text:span></text:p>
      <text:p text:style-name="P29"><text:span text:style-name="T18">10:</text:span>x <text:span text:style-name="T5">:=</text:span> <text:span text:style-name="T8">1</text:span>;</text:p>
      <text:p text:style-name="P30">11:</text:p>
      <text:p text:style-name="P29"><text:span text:style-name="T18">12:</text:span><text:span text:style-name="T19">While</text:span><text:span text:style-name="T5">(</text:span>x <text:span text:style-name="T5">&lt;=</text:span> <text:span text:style-name="T8">10</text:span><text:span text:style-name="T5">)</text:span></text:p>
      <text:p text:style-name="P29"><text:span text:style-name="T18">13:</text:span>[</text:p>
      <text:p text:style-name="P29"><text:span text:style-name="T18">14:</text:span> <text:s text:c="3"/><text:span text:style-name="T19">Echo</text:span><text:span text:style-name="T5">(</text:span>x<text:span text:style-name="T5">)</text:span>;</text:p>
      <text:p text:style-name="P29"><text:span text:style-name="T18">15:</text:span> <text:s text:c="3"/></text:p>
      <text:p text:style-name="P29"><text:span text:style-name="T18">16:</text:span> <text:s text:c="3"/>x <text:span text:style-name="T5">:=</text:span> x <text:span text:style-name="T5">+</text:span> <text:span text:style-name="T8">1</text:span>; <text:s/><text:span text:style-name="T28">//Increment x by 1.</text:span></text:p>
      <text:p text:style-name="P29"><text:span text:style-name="T18">17:</text:span>];</text:p>
      <text:p text:style-name="P30">18:</text:p>
      <text:p text:style-name="P29"><text:span text:style-name="T18">19:</text:span><text:span text:style-name="T30">%/mathpiper</text:span></text:p>
      <text:p text:style-name="P30">20:</text:p>
      <text:p text:style-name="P29"><text:span text:style-name="T18">21:</text:span> <text:s text:c="3"/><text:span text:style-name="T21">%output,preserve="false"</text:span></text:p>
      <text:p text:style-name="P29"><text:span text:style-name="T18">22:</text:span> <text:s text:c="5"/><text:span text:style-name="T21">Result:</text:span> True</text:p>
      <text:p text:style-name="P29"><text:span text:style-name="T18">23:</text:span> <text:s text:c="5"/></text:p>
      <text:p text:style-name="P29"><text:span text:style-name="T18">24:</text:span> <text:s text:c="5"/><text:span text:style-name="T36">Side effects:</text:span></text:p>
      <text:p text:style-name="P29"><text:span text:style-name="T18">25:</text:span> <text:s text:c="5"/>1 </text:p>
      <text:p text:style-name="P29"><text:span text:style-name="T18">26:</text:span> <text:s text:c="5"/>2 </text:p>
      <text:p text:style-name="P29"><text:span text:style-name="T18">27:</text:span> <text:s text:c="5"/>3 </text:p>
      <text:p text:style-name="P29"><text:span text:style-name="T18">28:</text:span> <text:s text:c="5"/>4 </text:p>
      <text:p text:style-name="P29"><text:span text:style-name="T18">29:</text:span> <text:s text:c="5"/>5 </text:p>
      <text:p text:style-name="P29"><text:span text:style-name="T18">30:</text:span> <text:s text:c="5"/>6 </text:p>
      <text:p text:style-name="P29"><text:span text:style-name="T18">31:</text:span> <text:s text:c="5"/>7 </text:p>
      <text:p text:style-name="P29"><text:span text:style-name="T18">32:</text:span> <text:s text:c="5"/>8 </text:p>
      <text:p text:style-name="P29"><text:span text:style-name="T18">33:</text:span> <text:s text:c="5"/>9 </text:p>
      <text:p text:style-name="P29"><text:span text:style-name="T18">34:</text:span> <text:s text:c="5"/>10</text:p>
      <text:p text:style-name="P42"><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8"><text:s/>1:</text:span><text:span text:style-name="T30">%mathpiper</text:span></text:p>
      <text:p text:style-name="P30"><text:s/>2:</text:p>
      <text:p text:style-name="P29"><text:span text:style-name="T18"><text:s/>3:</text:span><text:span text:style-name="T28">// Print the integers from 1 to 100.</text:span></text:p>
      <text:p text:style-name="P30"><text:s/>4:</text:p>
      <text:p text:style-name="P29"><text:span text:style-name="T18"><text:s/>5:</text:span>x <text:span text:style-name="T5">:=</text:span> <text:span text:style-name="T8">1</text:span>;</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text:p>
      <text:p text:style-name="P29"><text:span text:style-name="T18">11:</text:span> <text:s text:c="3"/>x <text:span text:style-name="T5">:=</text:span> x <text:span text:style-name="T5">+</text:span> <text:span text:style-name="T8">1</text:span>; <text:s/><text:span text:style-name="T28">//Increment x by 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odd integers from 1 to 99.</text:span></text:p>
      <text:p text:style-name="P30"><text:s/>4:</text:p>
      <text:p text:style-name="P29"><text:span text:style-name="T18"><text:s/>5:</text:span>x <text:span text:style-name="T5">:=</text:span> <text:span text:style-name="T8">1</text:span>; </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2</text:span>; <text:s/><text:span text:style-name="T28">//Increment x by 2.</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integers from 1 to 100 in reverse order.</text:span></text:p>
      <text:p text:style-name="P30"><text:s/>4:</text:p>
      <text:p text:style-name="P29"><text:span text:style-name="T18"><text:s/>5:</text:span>x <text:span text:style-name="T5">:=</text:span> <text:span text:style-name="T8">100</text:span>; </text:p>
      <text:p text:style-name="P30"><text:s/>6:</text:p>
      <text:p text:style-name="P29"><text:span text:style-name="T18"><text:s/>7:</text:span><text:span text:style-name="T19">While</text:span><text:span text:style-name="T5">(</text:span>x <text:span text:style-name="T5">&gt;=</text:span> <text:span text:style-name="T8">1</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1</text:span>; <text:s/><text:span text:style-name="T28">//Decrement x by 1.</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8"><text:s/>1:</text:span><text:span text:style-name="T30">%mathpiper</text:span></text:p>
      <text:p text:style-name="P30"><text:s/>2:</text:p>
      <text:p text:style-name="P29"><text:span text:style-name="T18"><text:s/>3:</text:span><text:span text:style-name="T28">//Infinite loop example program.</text:span></text:p>
      <text:p text:style-name="P30"><text:s/>4:</text:p>
      <text:p text:style-name="P29"><text:span text:style-name="T18"><text:s/>5:</text:span>x <text:span text:style-name="T5">:=</text:span> <text:span text:style-name="T8">1</text:span>;</text:p>
      <text:p text:style-name="P29"><text:span text:style-name="T18"><text:s/>6:</text:span><text:span text:style-name="T19">While</text:span><text:span text:style-name="T5">(</text:span>x <text:span text:style-name="T5">&lt;</text:span> <text:span text:style-name="T8">10</text:span><text:span text:style-name="T5">)</text:span></text:p>
      <text:p text:style-name="P29"><text:span text:style-name="T18"><text:s/>7:</text:span>[</text:p>
      <text:p text:style-name="P29"><text:span text:style-name="T18"><text:s/>8:</text:span> <text:s text:c="3"/>answer <text:span text:style-name="T5">:=</text:span> x <text:span text:style-name="T5">+</text:span> <text:span text:style-name="T8">1</text:span>;</text:p>
      <text:p text:style-name="P29"><text:span text:style-name="T18"><text:s/>9:</text:span>];</text:p>
      <text:p text:style-name="P30">10:</text:p>
      <text:p text:style-name="P29"><text:span text:style-name="T18">11:</text:span><text:span text:style-name="T30">%/mathpiper</text:span></text:p>
      <text:p text:style-name="P30">12:</text:p>
      <text:p text:style-name="P29"><text:span text:style-name="T18">13:</text:span> <text:s text:c="3"/><text:span text:style-name="T21">%output,preserve="false"</text:span></text:p>
      <text:p text:style-name="P29"><text:span text:style-name="T18">14:</text:span> <text:s text:c="5"/>Processing...</text:p>
      <text:p text:style-name="P42"><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each in in the list.</text:span></text:p>
      <text:p text:style-name="P30"><text:s/>4:</text:p>
      <text:p text:style-name="P29"><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8"><text:s/>6:</text:span>y <text:span text:style-name="T5">:=</text:span> <text:span text:style-name="T8">1</text:span>;</text:p>
      <text:p text:style-name="P30"><text:s/>7:</text:p>
      <text:p text:style-name="P29"><text:span text:style-name="T18"><text:s/>8:</text:span><text:span text:style-name="T19">While</text:span><text:span text:style-name="T5">(</text:span>y <text:span text:style-name="T5">&lt;=</text:span> <text:span text:style-name="T8">9</text:span><text:span text:style-name="T5">)</text:span></text:p>
      <text:p text:style-name="P29"><text:span text:style-name="T18"><text:s/>9:</text:span>[</text:p>
      <text:p text:style-name="P29"><text:soft-page-break/><text:span text:style-name="T18">10:</text:span> <text:s text:c="3"/><text:span text:style-name="T19">Echo</text:span><text:span text:style-name="T5">(</text:span>y, <text:span text:style-name="T20">"- "</text:span>, x[y]<text:span text:style-name="T5">)</text:span>;</text:p>
      <text:p text:style-name="P29"><text:span text:style-name="T18">11:</text:span> <text:s text:c="3"/>y <text:span text:style-name="T5">:=</text:span> y <text:span text:style-name="T5">+</text:span> <text:span text:style-name="T8">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 55 </text:p>
      <text:p text:style-name="P29"><text:span text:style-name="T18">21:</text:span> <text:s text:c="5"/>2 - 93 </text:p>
      <text:p text:style-name="P29"><text:span text:style-name="T18">22:</text:span> <text:s text:c="5"/>3 - 40 </text:p>
      <text:p text:style-name="P29"><text:span text:style-name="T18">23:</text:span> <text:s text:c="5"/>4 - 21 </text:p>
      <text:p text:style-name="P29"><text:span text:style-name="T18">24:</text:span> <text:s text:c="5"/>5 - 7 </text:p>
      <text:p text:style-name="P29"><text:span text:style-name="T18">25:</text:span> <text:s text:c="5"/>6 - 24 </text:p>
      <text:p text:style-name="P29"><text:span text:style-name="T18">26:</text:span> <text:s text:c="5"/>7 - 15 </text:p>
      <text:p text:style-name="P29"><text:span text:style-name="T18">27:</text:span> <text:s text:c="5"/>8 - 14 </text:p>
      <text:p text:style-name="P29"><text:span text:style-name="T18">28:</text:span> <text:s text:c="5"/>9 - 82</text:p>
      <text:p text:style-name="P42"><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8"><text:s/>1:</text:span><text:span text:style-name="T30">%mathpiper</text:span></text:p>
      <text:p text:style-name="P30"><text:s/>2:</text:p>
      <text:p text:style-name="P29"><text:span text:style-name="T18"><text:s/>3:</text:span><text:span text:style-name="T28">//Determine if 53 is in the list.</text:span></text:p>
      <text:p text:style-name="P30"><text:s/>4:</text:p>
      <text:p text:style-name="P29"><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8"><text:s/>6:</text:span><text:span text:style-name="T37">index</text:span> <text:span text:style-name="T5">:=</text:span> <text:span text:style-name="T8">1</text:span>;</text:p>
      <text:p text:style-name="P30"><text:s/>7:</text:p>
      <text:p text:style-name="P29"><text:span text:style-name="T18"><text:s/>8:</text:span><text:span text:style-name="T19">While</text:span><text:span text:style-name="T5">(</text:span><text:span text:style-name="T7">index</text:span> <text:span text:style-name="T5">&lt;=</text:span> <text:span text:style-name="T8">10</text:span><text:span text:style-name="T5">)</text:span></text:p>
      <text:p text:style-name="P29"><text:span text:style-name="T18"><text:s/>9:</text:span>[</text:p>
      <text:p text:style-name="P29"><text:span text:style-name="T18">10:</text:span> <text:s text:c="3"/><text:span text:style-name="T19">If</text:span><text:span text:style-name="T5">(</text:span><text:span text:style-name="T7">testList</text:span>[index] <text:span text:style-name="T5">=</text:span> <text:span text:style-name="T8">53</text:span>,</text:p>
      <text:p text:style-name="P29"><text:span text:style-name="T18">11:</text:span> <text:s text:c="7"/><text:span text:style-name="T19">Echo</text:span><text:span text:style-name="T5">(</text:span><text:span text:style-name="T20">"53 was found in the list at position"</text:span>, index<text:span text:style-name="T5">))</text:span>;</text:p>
      <text:p text:style-name="P29"><text:span text:style-name="T18">12:</text:span> <text:s text:c="7"/></text:p>
      <text:p text:style-name="P29"><text:span text:style-name="T18">13:</text:span> <text:s text:c="3"/>index <text:span text:style-name="T5">:=</text:span> index <text:span text:style-name="T5">+</text:span> <text:span text:style-name="T8">1</text:span>;</text:p>
      <text:p text:style-name="P29"><text:span text:style-name="T18">14:</text:span>];</text:p>
      <text:p text:style-name="P30">15:</text:p>
      <text:p text:style-name="P29"><text:span text:style-name="T18">16:</text:span><text:span text:style-name="T30">%/mathpiper</text:span></text:p>
      <text:p text:style-name="P30">17:</text:p>
      <text:p text:style-name="P29"><text:span text:style-name="T18">18:</text:span> <text:s text:c="3"/><text:span text:style-name="T21">%output,preserve="false"</text:span></text:p>
      <text:p text:style-name="P29"><text:span text:style-name="T18">19:</text:span> <text:s text:c="5"/><text:span text:style-name="T21">Result:</text:span> True</text:p>
      <text:p text:style-name="P29"><text:span text:style-name="T18">20:</text:span> <text:s text:c="5"/></text:p>
      <text:p text:style-name="P29"><text:span text:style-name="T18">21:</text:span> <text:s text:c="5"/><text:span text:style-name="T36">Side effects:</text:span></text:p>
      <text:p text:style-name="P29"><text:span text:style-name="T18">22:</text:span> <text:s text:c="5"/>53 was found in the list at position 5</text:p>
      <text:p text:style-name="P42"><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8"><text:s/>1:</text:span><text:span text:style-name="T30">%mathpiper</text:span></text:p>
      <text:p text:style-name="P30"><text:s/>2:</text:p>
      <text:p text:style-name="P29"><text:span text:style-name="T18"><text:s/>3:</text:span><text:span text:style-name="T28">//Print all values in a list.</text:span></text:p>
      <text:p text:style-name="P30"><text:s/>4:</text:p>
      <text:p text:style-name="P29"><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8"><text:s/>6:</text:span>[</text:p>
      <text:p text:style-name="P29"><text:span text:style-name="T18"><text:s/>7:</text:span> <text:s text:c="3"/><text:span text:style-name="T19">Echo</text:span><text:span text:style-name="T5">(</text:span>x<text:span text:style-name="T5">)</text:span>; </text:p>
      <text:p text:style-name="P29"><text:span text:style-name="T18"><text:s/>8:</text:span>];</text:p>
      <text:p text:style-name="P30"><text:s/>9:</text:p>
      <text:p text:style-name="P29"><text:span text:style-name="T18">10:</text:span><text:span text:style-name="T30">%/mathpiper</text:span></text:p>
      <text:p text:style-name="P30">11:</text:p>
      <text:p text:style-name="P29"><text:span text:style-name="T18">12:</text:span> <text:s text:c="3"/><text:span text:style-name="T21">%output,preserve="false"</text:span></text:p>
      <text:p text:style-name="P29"><text:span text:style-name="T18">13:</text:span> <text:s text:c="5"/><text:span text:style-name="T21">Result:</text:span> True</text:p>
      <text:p text:style-name="P29"><text:span text:style-name="T18">14:</text:span> <text:s text:c="5"/></text:p>
      <text:p text:style-name="P29"><text:span text:style-name="T18">15:</text:span> <text:s text:c="5"/><text:span text:style-name="T36">Side effects:</text:span></text:p>
      <text:p text:style-name="P29"><text:span text:style-name="T18">16:</text:span> <text:s text:c="5"/>50 </text:p>
      <text:p text:style-name="P29"><text:span text:style-name="T18">17:</text:span> <text:s text:c="5"/>51 </text:p>
      <text:p text:style-name="P29"><text:span text:style-name="T18">18:</text:span> <text:s text:c="5"/>52 </text:p>
      <text:p text:style-name="P29"><text:span text:style-name="T18">19:</text:span> <text:s text:c="5"/>53 </text:p>
      <text:p text:style-name="P29"><text:span text:style-name="T18">20:</text:span> <text:s text:c="5"/>54 </text:p>
      <text:p text:style-name="P29"><text:span text:style-name="T18">21:</text:span> <text:s text:c="5"/>55 </text:p>
      <text:p text:style-name="P29"><text:span text:style-name="T18">22:</text:span> <text:s text:c="5"/>56 </text:p>
      <text:p text:style-name="P29"><text:span text:style-name="T18">23:</text:span> <text:s text:c="5"/>57 </text:p>
      <text:p text:style-name="P29"><text:span text:style-name="T18">24:</text:span> <text:s text:c="5"/>58 </text:p>
      <text:p text:style-name="P29"><text:span text:style-name="T18">25:</text:span> <text:s text:c="5"/>59</text:p>
      <text:p text:style-name="P41"><text:span text:style-name="T13">26:</text:span><text:span text:style-name="T10"> <text:s text:c="3"/></text:span><text:span text:style-name="T21">%/output</text:span></text:p>
      <text:h text:style-name="Heading_20_2" text:outline-level="2"><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3" text:outline-level="3">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3" text:outline-level="3">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3" text:outline-level="3"><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text:soft-page-break/>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text:soft-page-break/>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3" text:outline-level="3">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text:soft-page-break/>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8"><text:s/>1:</text:span><text:span text:style-name="T30">%mathpiper</text:span></text:p>
      <text:p text:style-name="P30"><text:s/>2:</text:p>
      <text:p text:style-name="P29"><text:span text:style-name="T18"><text:s/>3:</text:span><text:span text:style-name="T29">evenIntegers</text:span><text:span text:style-name="T5">(</text:span>endInteger<text:span text:style-name="T5">)</text:span> <text:span text:style-name="T5">:=</text:span></text:p>
      <text:p text:style-name="P29"><text:span text:style-name="T18"><text:s/>4:</text:span>[</text:p>
      <text:p text:style-name="P29"><text:span text:style-name="T18"><text:s/>5:</text:span> <text:s text:c="3"/>resultList <text:span text:style-name="T5">:=</text:span> <text:span text:style-name="T5">{}</text:span>;</text:p>
      <text:p text:style-name="P29"><text:span text:style-name="T18"><text:s/>6:</text:span> <text:s text:c="3"/>x <text:span text:style-name="T5">:=</text:span> <text:span text:style-name="T8">2</text:span>;</text:p>
      <text:p text:style-name="P29"><text:span text:style-name="T18"><text:s/>7:</text:span> <text:s text:c="3"/></text:p>
      <text:p text:style-name="P29"><text:span text:style-name="T18"><text:s/>8:</text:span> <text:s text:c="3"/><text:span text:style-name="T19">While</text:span><text:span text:style-name="T5">(</text:span>x <text:span text:style-name="T5">&lt;=</text:span> endInteger<text:span text:style-name="T5">)</text:span></text:p>
      <text:p text:style-name="P29"><text:span text:style-name="T18"><text:s/>9:</text:span> <text:s text:c="3"/>[</text:p>
      <text:p text:style-name="P29"><text:span text:style-name="T18">10:</text:span> <text:s text:c="7"/>resultList <text:span text:style-name="T5">:=</text:span> <text:span text:style-name="T19">Append</text:span><text:span text:style-name="T5">(</text:span>resultList, x<text:span text:style-name="T5">)</text:span>;</text:p>
      <text:p text:style-name="P29"><text:span text:style-name="T18">11:</text:span> <text:s text:c="7"/>x <text:span text:style-name="T5">:=</text:span> x <text:span text:style-name="T5">+</text:span> <text:span text:style-name="T8">2</text:span>;</text:p>
      <text:p text:style-name="P29"><text:span text:style-name="T18">12:</text:span> <text:s text:c="3"/>];</text:p>
      <text:p text:style-name="P29"><text:span text:style-name="T18">13:</text:span> <text:s text:c="3"/></text:p>
      <text:p text:style-name="P29"><text:span text:style-name="T18">14:</text:span> <text:s text:c="3"/>resultList;</text:p>
      <text:p text:style-name="P29"><text:span text:style-name="T18">15:</text:span>];</text:p>
      <text:p text:style-name="P30">16:</text:p>
      <text:p text:style-name="P29"><text:span text:style-name="T18">17:</text:span><text:span text:style-name="T30">%/mathpiper</text:span></text:p>
      <text:p text:style-name="P30">18:</text:p>
      <text:p text:style-name="P29"><text:span text:style-name="T18">19:</text:span> <text:s text:c="3"/><text:span text:style-name="T21">%output,preserve="false"</text:span></text:p>
      <text:p text:style-name="P29"><text:span text:style-name="T18">20:</text:span> <text:s text:c="5"/><text:span text:style-name="T21">Result:</text:span> True</text:p>
      <text:p text:style-name="P42"><text:span text:style-name="T18">21:</text:span><text:span text:style-name="T38"> <text:s text:c="3"/></text:span><text:span text:style-name="T26">%/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8"><text:s/>1:</text:span><text:span text:style-name="T30">%mathpiper</text:span></text:p>
      <text:p text:style-name="P30"><text:s/>2:</text:p>
      <text:p text:style-name="P29"><text:span text:style-name="T18"><text:s/>3:</text:span><text:span text:style-name="T19">Echo</text:span><text:span text:style-name="T5">(</text:span>x, <text:span text:style-name="T20">","</text:span>, resultList<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2 ,{2,4,6,8,10}</text:p>
      <text:p text:style-name="P42"><text:span text:style-name="T18">12:</text:span> <text:s text:c="3"/><text:span text:style-name="T21">%/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8"><text:s/>1:</text:span><text:span text:style-name="T30">%mathpiper</text:span></text:p>
      <text:p text:style-name="P30"><text:s/>2:</text:p>
      <text:p text:style-name="P29"><text:span text:style-name="T18"><text:s/>3:</text:span><text:span text:style-name="T28">/*</text:span></text:p>
      <text:p text:style-name="P29"><text:span text:style-name="T18"><text:s/>4:</text:span><text:span text:style-name="T28"> This version of evenIntegers() uses Local() to make</text:span></text:p>
      <text:p text:style-name="P29"><text:span text:style-name="T18"><text:s/>5:</text:span><text:span text:style-name="T28"> x and resultList local variables</text:span></text:p>
      <text:p text:style-name="P29"><text:soft-page-break/><text:span text:style-name="T18"><text:s/>6:</text:span><text:span text:style-name="T28">*/</text:span></text:p>
      <text:p text:style-name="P30"><text:s/>7:</text:p>
      <text:p text:style-name="P29"><text:span text:style-name="T18"><text:s/>8:</text:span><text:span text:style-name="T29">evenIntegers</text:span><text:span text:style-name="T5">(</text:span>endInteger<text:span text:style-name="T5">)</text:span> <text:span text:style-name="T5">:=</text:span></text:p>
      <text:p text:style-name="P29"><text:span text:style-name="T18"><text:s/>9:</text:span>[</text:p>
      <text:p text:style-name="P29"><text:span text:style-name="T18">10:</text:span> <text:s text:c="3"/><text:span text:style-name="T19">Local</text:span><text:span text:style-name="T5">(</text:span>x,resultList<text:span text:style-name="T5">)</text:span>;</text:p>
      <text:p text:style-name="P29"><text:span text:style-name="T18">11:</text:span> <text:s text:c="3"/></text:p>
      <text:p text:style-name="P29"><text:span text:style-name="T18">12:</text:span> <text:s text:c="3"/>resultList <text:span text:style-name="T5">:=</text:span> <text:span text:style-name="T5">{}</text:span>;</text:p>
      <text:p text:style-name="P29"><text:span text:style-name="T18">13:</text:span> <text:s text:c="3"/>x <text:span text:style-name="T5">:=</text:span> <text:span text:style-name="T8">2</text:span>;</text:p>
      <text:p text:style-name="P29"><text:span text:style-name="T18">14:</text:span> <text:s text:c="3"/></text:p>
      <text:p text:style-name="P29"><text:span text:style-name="T18">15:</text:span> <text:s text:c="3"/><text:span text:style-name="T19">While</text:span><text:span text:style-name="T5">(</text:span>x <text:span text:style-name="T5">&lt;=</text:span> endInteger<text:span text:style-name="T5">)</text:span></text:p>
      <text:p text:style-name="P29"><text:span text:style-name="T18">16:</text:span> <text:s text:c="3"/>[</text:p>
      <text:p text:style-name="P29"><text:span text:style-name="T18">17:</text:span> <text:s text:c="7"/>resultList <text:span text:style-name="T5">:=</text:span> <text:span text:style-name="T19">Append</text:span><text:span text:style-name="T5">(</text:span>resultList, x<text:span text:style-name="T5">)</text:span>;</text:p>
      <text:p text:style-name="P29"><text:span text:style-name="T18">18:</text:span> <text:s text:c="7"/>x <text:span text:style-name="T5">:=</text:span> x <text:span text:style-name="T5">+</text:span> <text:span text:style-name="T8">2</text:span>;</text:p>
      <text:p text:style-name="P29"><text:span text:style-name="T18">19:</text:span> <text:s text:c="3"/>];</text:p>
      <text:p text:style-name="P29"><text:span text:style-name="T18">20:</text:span> <text:s text:c="3"/></text:p>
      <text:p text:style-name="P29"><text:span text:style-name="T18">21:</text:span> <text:s text:c="3"/>resultList;</text:p>
      <text:p text:style-name="P29"><text:span text:style-name="T18">22:</text:span>];</text:p>
      <text:p text:style-name="P30">23:</text:p>
      <text:p text:style-name="P29"><text:span text:style-name="T18">24:</text:span><text:span text:style-name="T30">%/mathpiper</text:span></text:p>
      <text:p text:style-name="P30">25:</text:p>
      <text:p text:style-name="P29"><text:span text:style-name="T18">26:</text:span> <text:s text:c="3"/><text:span text:style-name="T21">%output,preserve="false"</text:span></text:p>
      <text:p text:style-name="P29"><text:span text:style-name="T18">27:</text:span> <text:s text:c="5"/><text:span text:style-name="T21">Result:</text:span> True</text:p>
      <text:p text:style-name="P42"><text:span text:style-name="T18">28:</text:span> <text:s text:c="3"/><text:span text:style-name="T21">%/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3"><text:soft-page-break/>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reformatted_20_Text"/>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ext:soft-page-break/>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text:soft-page-break/></text:p>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soft-page-break/><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6_alpha - <text:date style:data-style-name="N37" text:date-value="2008-11-13T14:11:02">11/13/08</text:date><text:tab/>MathRider For Newbies<text:tab/><text:page-number text:select-page="current">49</text:page-number>/<text:page-count>12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13T14:11:02</dc:date>
    <meta:editing-cycles>222</meta:editing-cycles>
    <meta:editing-duration>P6DT16H17M33S</meta:editing-duration>
    <meta:user-defined meta:name="Info 1"/>
    <meta:user-defined meta:name="Info 2"/>
    <meta:user-defined meta:name="Info 3"/>
    <meta:user-defined meta:name="Info 4"/>
    <meta:document-statistic meta:table-count="38" meta:image-count="7" meta:object-count="15" meta:page-count="125" meta:paragraph-count="3022" meta:word-count="25333" meta:character-count="152478"/>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